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20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8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9" style:family="table-cell" style:parent-style-name="Default" style:data-style-name="N52">
      <style:table-cell-properties style:vertical-align="automatic"/>
    </style:style>
    <style:style style:name="ce30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53">
      <style:table-cell-properties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0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1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3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4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5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08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9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1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4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7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95pt" style:use-optimal-row-height="false" fo:break-before="auto"/>
    </style:style>
    <style:style style:name="ro18" style:family="table-row">
      <style:table-row-properties style:row-height="16.2pt" style:use-optimal-row-height="true" fo:break-before="auto"/>
    </style:style>
    <style:style style:name="ro19" style:family="table-row">
      <style:table-row-properties style:row-height="23.1pt" style:use-optimal-row-height="false" fo:break-before="auto"/>
    </style:style>
    <style:style style:name="ro20" style:family="table-row">
      <style:table-row-properties style:row-height="21.45pt" style:use-optimal-row-height="false" fo:break-before="auto"/>
    </style:style>
    <style:style style:name="ro21" style:family="table-row">
      <style:table-row-properties style:row-height="22.05pt" style:use-optimal-row-height="false" fo:break-before="auto"/>
    </style:style>
    <style:style style:name="ro22" style:family="table-row">
      <style:table-row-properties style:row-height="24pt" style:use-optimal-row-height="false" fo:break-before="auto"/>
    </style:style>
    <style:style style:name="ro23" style:family="table-row">
      <style:table-row-properties style:row-height="22.8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18pt" style:use-optimal-row-height="false" fo:break-before="auto"/>
    </style:style>
    <style:style style:name="ro26" style:family="table-row">
      <style:table-row-properties style:row-height="20.1pt" style:use-optimal-row-height="false" fo:break-before="auto"/>
    </style:style>
    <style:style style:name="ro27" style:family="table-row">
      <style:table-row-properties style:row-height="3pt" style:use-optimal-row-height="false" fo:break-before="auto"/>
    </style:style>
    <style:style style:name="ro28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8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95"/>
          <table:table-cell table:number-columns-repeated="9" table:style-name="ce94"/>
          <table:table-cell office:value-type="string" table:style-name="ce93">
            <text:p><text:s text:c="10"/>單位：平方公里；個；戶；人</text:p>
          </table:table-cell>
          <table:table-cell table:style-name="ce92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5">
            <text:p><text:s/>年<text:span text:style-name="T1"><text:s/>月 底 別</text:span></text:p>
          </table:table-cell>
          <table:table-cell office:value-type="string" table:style-name="ce9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9">
            <text:p>鄉鎮</text:p>
          </table:table-cell>
          <table:table-cell office:value-type="string" table:number-columns-spanned="1" table:number-rows-spanned="2" table:style-name="ce146">
            <text:p>村里數</text:p>
          </table:table-cell>
          <table:table-cell office:value-type="string" table:number-columns-spanned="1" table:number-rows-spanned="2" table:style-name="ce146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6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6">
            <text:p>人　　口　　數</text:p>
          </table:table-cell>
          <table:covered-table-cell table:number-columns-repeated="2"/>
          <table:table-cell office:value-type="string" table:style-name="ce85">
            <text:p>性別比例<text:span text:style-name="T3"><text:s/>(<text:s/></text:span><text:span text:style-name="T1">每百</text:span></text:p>
          </table:table-cell>
          <table:table-cell office:value-type="string" table:style-name="ce84">
            <text:p>人口密度 ( 每平</text:p>
          </table:table-cell>
          <table:table-cell office:value-type="string" table:style-name="ce84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2">
            <text:p>( 平方公里 )</text:p>
          </table:table-cell>
          <table:table-cell office:value-type="string" table:style-name="ce81">
            <text:p>市區數</text:p>
          </table:table-cell>
          <table:covered-table-cell/>
          <table:covered-table-cell/>
          <table:covered-table-cell/>
          <table:table-cell office:value-type="string" table:style-name="ce79">
            <text:p>總<text:span text:style-name="T3"><text:s text:c="3"/></text:span><text:span text:style-name="T1">計</text:span></text:p>
          </table:table-cell>
          <table:table-cell office:value-type="string" table:style-name="ce79">
            <text:p>男</text:p>
          </table:table-cell>
          <table:table-cell office:value-type="string" table:style-name="ce78">
            <text:p>女</text:p>
          </table:table-cell>
          <table:table-cell office:value-type="string" table:style-name="ce77">
            <text:p>女子所當男子數<text:span text:style-name="T3"><text:s/>)</text:span></text:p>
          </table:table-cell>
          <table:table-cell office:value-type="string" table:style-name="ce76">
            <text:p>方公里人口數 )</text:p>
          </table:table-cell>
          <table:table-cell office:value-type="string" table:style-name="ce7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0">
            <text:p>87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755" table:style-name="ce68">
            <text:p><text:s text:c="3"/>7,755</text:p>
          </table:table-cell>
          <table:table-cell office:value-type="float" office:value="143104" table:style-name="ce68">
            <text:p><text:s text:c="3"/>143,104</text:p>
          </table:table-cell>
          <table:table-cell office:value-type="float" office:value="6369768" table:style-name="ce56">
            <text:p><text:s text:c="3"/>6,369,768</text:p>
          </table:table-cell>
          <table:table-cell office:value-type="float" office:value="21928591" table:style-name="ce56">
            <text:p><text:s text:c="3"/>21,928,591</text:p>
          </table:table-cell>
          <table:table-cell office:value-type="float" office:value="11243408" table:style-name="ce68">
            <text:p><text:s text:c="3"/>11,243,408</text:p>
          </table:table-cell>
          <table:table-cell office:value-type="float" office:value="10685183" table:style-name="ce75">
            <text:p><text:s text:c="3"/>10,685,183</text:p>
          </table:table-cell>
          <table:table-cell office:value-type="float" office:value="105.22" table:style-name="ce65">
            <text:p><text:s text:c="3"/>105.22</text:p>
          </table:table-cell>
          <table:table-cell office:value-type="float" office:value="605.96" table:style-name="ce65">
            <text:p><text:s text:c="3"/>605.96</text:p>
          </table:table-cell>
          <table:table-cell office:value-type="float" office:value="3.44" table:style-name="ce64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88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7755" table:style-name="ce73">
            <text:p><text:s text:c="3"/>7,755</text:p>
          </table:table-cell>
          <table:table-cell office:value-type="float" office:value="143471" table:style-name="ce73">
            <text:p><text:s text:c="3"/>143,471</text:p>
          </table:table-cell>
          <table:table-cell office:value-type="float" office:value="6532466" table:style-name="ce74">
            <text:p><text:s text:c="3"/>6,532,466</text:p>
          </table:table-cell>
          <table:table-cell office:value-type="float" office:value="22092387" table:style-name="ce56">
            <text:p><text:s text:c="3"/>22,092,387</text:p>
          </table:table-cell>
          <table:table-cell office:value-type="float" office:value="11312728" table:style-name="ce72">
            <text:p><text:s text:c="3"/>11,312,728</text:p>
          </table:table-cell>
          <table:table-cell office:value-type="float" office:value="10779659" table:style-name="ce71">
            <text:p><text:s text:c="3"/>10,779,659</text:p>
          </table:table-cell>
          <table:table-cell office:value-type="float" office:value="104.95" table:style-name="ce65">
            <text:p><text:s text:c="3"/>104.95</text:p>
          </table:table-cell>
          <table:table-cell office:value-type="float" office:value="610.49" table:style-name="ce65">
            <text:p><text:s text:c="3"/>610.49</text:p>
          </table:table-cell>
          <table:table-cell office:value-type="float" office:value="3.38" table:style-name="ce64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89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73">
            <text:p><text:s text:c="3"/>369</text:p>
          </table:table-cell>
          <table:table-cell office:value-type="float" office:value="7756" table:style-name="ce73">
            <text:p><text:s text:c="3"/>7,756</text:p>
          </table:table-cell>
          <table:table-cell office:value-type="float" office:value="144112" table:style-name="ce73">
            <text:p><text:s text:c="3"/>144,112</text:p>
          </table:table-cell>
          <table:table-cell office:value-type="float" office:value="6681685" table:style-name="ce71">
            <text:p><text:s text:c="3"/>6,681,685</text:p>
          </table:table-cell>
          <table:table-cell office:value-type="float" office:value="22276672" table:style-name="ce56">
            <text:p><text:s text:c="3"/>22,276,672</text:p>
          </table:table-cell>
          <table:table-cell office:value-type="float" office:value="11392050" table:style-name="ce72">
            <text:p><text:s text:c="3"/>11,392,050</text:p>
          </table:table-cell>
          <table:table-cell office:value-type="float" office:value="10884622" table:style-name="ce71">
            <text:p><text:s text:c="3"/>10,884,622</text:p>
          </table:table-cell>
          <table:table-cell office:value-type="float" office:value="104.66" table:style-name="ce65">
            <text:p><text:s text:c="3"/>104.66</text:p>
          </table:table-cell>
          <table:table-cell office:value-type="float" office:value="615.58000000000004" table:style-name="ce65">
            <text:p><text:s text:c="3"/>615.58</text:p>
          </table:table-cell>
          <table:table-cell office:value-type="float" office:value="3.33" table:style-name="ce64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90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775" table:style-name="ce67">
            <text:p><text:s text:c="3"/>7,775</text:p>
          </table:table-cell>
          <table:table-cell office:value-type="float" office:value="145196" table:style-name="ce66">
            <text:p><text:s text:c="3"/>145,196</text:p>
          </table:table-cell>
          <table:table-cell office:value-type="float" office:value="6802281" table:style-name="ce68">
            <text:p><text:s text:c="3"/>6,802,281</text:p>
          </table:table-cell>
          <table:table-cell office:value-type="float" office:value="22405568" table:style-name="ce56">
            <text:p><text:s text:c="3"/>22,405,568</text:p>
          </table:table-cell>
          <table:table-cell office:value-type="float" office:value="11441651" table:style-name="ce67">
            <text:p><text:s text:c="3"/>11,441,651</text:p>
          </table:table-cell>
          <table:table-cell office:value-type="float" office:value="10963917" table:style-name="ce66">
            <text:p><text:s text:c="3"/>10,963,917</text:p>
          </table:table-cell>
          <table:table-cell office:value-type="float" office:value="104.36" table:style-name="ce65">
            <text:p><text:s text:c="3"/>104.36</text:p>
          </table:table-cell>
          <table:table-cell office:value-type="float" office:value="619.14" table:style-name="ce65">
            <text:p><text:s text:c="3"/>619.14</text:p>
          </table:table-cell>
          <table:table-cell office:value-type="float" office:value="3.29" table:style-name="ce64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0">
            <text:p>91 年</text:p>
          </table:table-cell>
          <table:table-cell office:value-type="float" office:value="36188.035400000001" table:style-name="ce69">
            <text:p><text:s text:c="3"/>36,188.0354</text:p>
          </table:table-cell>
          <table:table-cell office:value-type="float" office:value="369" table:style-name="ce68">
            <text:p><text:s text:c="3"/>369</text:p>
          </table:table-cell>
          <table:table-cell office:value-type="float" office:value="7809" table:style-name="ce67">
            <text:p><text:s text:c="3"/>7,809</text:p>
          </table:table-cell>
          <table:table-cell office:value-type="float" office:value="146266" table:style-name="ce66">
            <text:p><text:s text:c="3"/>146,266</text:p>
          </table:table-cell>
          <table:table-cell office:value-type="float" office:value="6925019" table:style-name="ce68">
            <text:p><text:s text:c="3"/>6,925,019</text:p>
          </table:table-cell>
          <table:table-cell office:value-type="float" office:value="22520776" table:style-name="ce56">
            <text:p><text:s text:c="3"/>22,520,776</text:p>
          </table:table-cell>
          <table:table-cell office:value-type="float" office:value="11485409" table:style-name="ce67">
            <text:p><text:s text:c="3"/>11,485,409</text:p>
          </table:table-cell>
          <table:table-cell office:value-type="float" office:value="11035367" table:style-name="ce66">
            <text:p><text:s text:c="3"/>11,035,367</text:p>
          </table:table-cell>
          <table:table-cell office:value-type="float" office:value="104.08" table:style-name="ce65">
            <text:p><text:s text:c="3"/>104.08</text:p>
          </table:table-cell>
          <table:table-cell office:value-type="float" office:value="622.33000000000004" table:style-name="ce65">
            <text:p><text:s text:c="3"/>622.33</text:p>
          </table:table-cell>
          <table:table-cell office:value-type="float" office:value="3.25" table:style-name="ce64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6">
            <text:p>92 年</text:p>
          </table:table-cell>
          <table:table-cell office:value-type="float" office:value="36188.035400000001" table:style-name="ce52">
            <text:p><text:s text:c="3"/>36,188.0354</text:p>
          </table:table-cell>
          <table:table-cell office:value-type="float" office:value="369" table:style-name="ce51">
            <text:p><text:s text:c="3"/>369</text:p>
          </table:table-cell>
          <table:table-cell office:value-type="float" office:value="7809" table:style-name="ce51">
            <text:p><text:s text:c="3"/>7,809</text:p>
          </table:table-cell>
          <table:table-cell office:value-type="float" office:value="145971" table:style-name="ce51">
            <text:p><text:s text:c="3"/>145,971</text:p>
          </table:table-cell>
          <table:table-cell office:value-type="float" office:value="7047168" table:style-name="ce51">
            <text:p><text:s text:c="3"/>7,047,168</text:p>
          </table:table-cell>
          <table:table-cell office:value-type="float" office:value="22604550" table:style-name="ce51">
            <text:p><text:s text:c="3"/>22,604,550</text:p>
          </table:table-cell>
          <table:table-cell office:value-type="float" office:value="11515062" table:style-name="ce49">
            <text:p><text:s text:c="3"/>11,515,062</text:p>
          </table:table-cell>
          <table:table-cell office:value-type="float" office:value="11089488" table:style-name="ce49">
            <text:p><text:s text:c="3"/>11,089,488</text:p>
          </table:table-cell>
          <table:table-cell office:value-type="float" office:value="103.84" table:style-name="ce61">
            <text:p><text:s text:c="3"/>103.84</text:p>
          </table:table-cell>
          <table:table-cell office:value-type="float" office:value="624.64" table:style-name="ce61">
            <text:p><text:s text:c="3"/>624.64</text:p>
          </table:table-cell>
          <table:table-cell office:value-type="float" office:value="3.21" table:style-name="ce47">
            <text:p><text:s text:c="3"/>3.2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6">
            <text:p>93 年</text:p>
          </table:table-cell>
          <table:table-cell office:value-type="float" office:value="36188.035400000001" table:style-name="ce52">
            <text:p><text:s text:c="3"/>36,188.0354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10" table:style-name="ce63">
            <text:p><text:s text:c="3"/>7,810</text:p>
          </table:table-cell>
          <table:table-cell office:value-type="float" office:value="146225" table:style-name="ce63">
            <text:p><text:s text:c="3"/>146,225</text:p>
          </table:table-cell>
          <table:table-cell office:value-type="float" office:value="7179943" table:style-name="ce50">
            <text:p><text:s text:c="3"/>7,179,943</text:p>
          </table:table-cell>
          <table:table-cell office:value-type="float" office:value="22689122" table:style-name="ce50">
            <text:p><text:s text:c="3"/>22,689,122</text:p>
          </table:table-cell>
          <table:table-cell office:value-type="float" office:value="11541585" table:style-name="ce63">
            <text:p><text:s text:c="3"/>11,541,585</text:p>
          </table:table-cell>
          <table:table-cell office:value-type="float" office:value="11147537" table:style-name="ce63">
            <text:p><text:s text:c="3"/>11,147,537</text:p>
          </table:table-cell>
          <table:table-cell office:value-type="float" office:value="103.53" table:style-name="ce61">
            <text:p><text:s text:c="3"/>103.53</text:p>
          </table:table-cell>
          <table:table-cell office:value-type="float" office:value="626.98" table:style-name="ce61">
            <text:p><text:s text:c="3"/>626.98</text:p>
          </table:table-cell>
          <table:table-cell office:value-type="float" office:value="3.16" table:style-name="ce62">
            <text:p><text:s text:c="3"/>3.1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6">
            <text:p>94 年</text:p>
          </table:table-cell>
          <table:table-cell office:value-type="float" office:value="36188.035400000001" table:style-name="ce52">
            <text:p><text:s text:c="3"/>36,188.0354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33" table:style-name="ce49">
            <text:p><text:s text:c="3"/>7,833</text:p>
          </table:table-cell>
          <table:table-cell office:value-type="float" office:value="146967" table:style-name="ce49">
            <text:p><text:s text:c="3"/>146,967</text:p>
          </table:table-cell>
          <table:table-cell office:value-type="float" office:value="7292879" table:style-name="ce51">
            <text:p><text:s text:c="3"/>7,292,879</text:p>
          </table:table-cell>
          <table:table-cell office:value-type="float" office:value="22770383" table:style-name="ce50">
            <text:p><text:s text:c="3"/>22,770,383</text:p>
          </table:table-cell>
          <table:table-cell office:value-type="float" office:value="11562440" table:style-name="ce49">
            <text:p><text:s text:c="3"/>11,562,440</text:p>
          </table:table-cell>
          <table:table-cell office:value-type="float" office:value="11207943" table:style-name="ce49">
            <text:p><text:s text:c="3"/>11,207,943</text:p>
          </table:table-cell>
          <table:table-cell office:value-type="float" office:value="103.16" table:style-name="ce61">
            <text:p><text:s text:c="3"/>103.16</text:p>
          </table:table-cell>
          <table:table-cell office:value-type="float" office:value="629.22" table:style-name="ce61">
            <text:p><text:s text:c="3"/>629.22</text:p>
          </table:table-cell>
          <table:table-cell office:value-type="float" office:value="3.12" table:style-name="ce62">
            <text:p><text:s text:c="3"/>3.1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6">
            <text:p>95 年</text:p>
          </table:table-cell>
          <table:table-cell office:value-type="float" office:value="36188.035400000001" table:style-name="ce52">
            <text:p><text:s text:c="3"/>36,188.0354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28" table:style-name="ce49">
            <text:p><text:s text:c="3"/>7,828</text:p>
          </table:table-cell>
          <table:table-cell office:value-type="float" office:value="147134" table:style-name="ce49">
            <text:p><text:s text:c="3"/>147,134</text:p>
          </table:table-cell>
          <table:table-cell office:value-type="float" office:value="7394758" table:style-name="ce51">
            <text:p><text:s text:c="3"/>7,394,758</text:p>
          </table:table-cell>
          <table:table-cell office:value-type="float" office:value="22876527" table:style-name="ce50">
            <text:p><text:s text:c="3"/>22,876,527</text:p>
          </table:table-cell>
          <table:table-cell office:value-type="float" office:value="11591707" table:style-name="ce49">
            <text:p><text:s text:c="3"/>11,591,707</text:p>
          </table:table-cell>
          <table:table-cell office:value-type="float" office:value="11284820" table:style-name="ce49">
            <text:p><text:s text:c="3"/>11,284,820</text:p>
          </table:table-cell>
          <table:table-cell office:value-type="float" office:value="102.72" table:style-name="ce61">
            <text:p><text:s text:c="3"/>102.72</text:p>
          </table:table-cell>
          <table:table-cell office:value-type="float" office:value="632.16" table:style-name="ce61">
            <text:p><text:s text:c="3"/>632.16</text:p>
          </table:table-cell>
          <table:table-cell office:value-type="float" office:value="3.09" table:style-name="ce47">
            <text:p><text:s text:c="3"/>3.09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6">
            <text:p>96 年</text:p>
          </table:table-cell>
          <table:table-cell office:value-type="float" office:value="36189.505000000012" table:style-name="ce52">
            <text:p><text:s text:c="3"/>36,189.5050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26" table:style-name="ce49">
            <text:p><text:s text:c="3"/>7,826</text:p>
          </table:table-cell>
          <table:table-cell office:value-type="float" office:value="147342" table:style-name="ce49">
            <text:p><text:s text:c="3"/>147,342</text:p>
          </table:table-cell>
          <table:table-cell office:value-type="float" office:value="7512449" table:style-name="ce51">
            <text:p><text:s text:c="3"/>7,512,449</text:p>
          </table:table-cell>
          <table:table-cell office:value-type="float" office:value="22958360" table:style-name="ce50">
            <text:p><text:s text:c="3"/>22,958,360</text:p>
          </table:table-cell>
          <table:table-cell office:value-type="float" office:value="11608767" table:style-name="ce49">
            <text:p><text:s text:c="3"/>11,608,767</text:p>
          </table:table-cell>
          <table:table-cell office:value-type="float" office:value="11349593" table:style-name="ce49">
            <text:p><text:s text:c="3"/>11,349,593</text:p>
          </table:table-cell>
          <table:table-cell office:value-type="float" office:value="102.28" table:style-name="ce61">
            <text:p><text:s text:c="3"/>102.28</text:p>
          </table:table-cell>
          <table:table-cell office:value-type="float" office:value="634.39" table:style-name="ce61">
            <text:p><text:s text:c="3"/>634.39</text:p>
          </table:table-cell>
          <table:table-cell office:value-type="float" office:value="3.06" table:style-name="ce47">
            <text:p><text:s text:c="3"/>3.0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6">
            <text:p>97 年</text:p>
          </table:table-cell>
          <table:table-cell office:value-type="float" office:value="36189.505000000012" table:style-name="ce52">
            <text:p><text:s text:c="3"/>36,189.5050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27" table:style-name="ce49">
            <text:p><text:s text:c="3"/>7,827</text:p>
          </table:table-cell>
          <table:table-cell office:value-type="float" office:value="147591" table:style-name="ce49">
            <text:p><text:s text:c="3"/>147,591</text:p>
          </table:table-cell>
          <table:table-cell office:value-type="float" office:value="7655772" table:style-name="ce51">
            <text:p><text:s text:c="3"/>7,655,772</text:p>
          </table:table-cell>
          <table:table-cell office:value-type="float" office:value="23037031" table:style-name="ce50">
            <text:p><text:s text:c="3"/>23,037,031</text:p>
          </table:table-cell>
          <table:table-cell office:value-type="float" office:value="11626351" table:style-name="ce49">
            <text:p><text:s text:c="3"/>11,626,351</text:p>
          </table:table-cell>
          <table:table-cell office:value-type="float" office:value="11410680" table:style-name="ce49">
            <text:p><text:s text:c="3"/>11,410,680</text:p>
          </table:table-cell>
          <table:table-cell office:value-type="float" office:value="101.89" table:style-name="ce61">
            <text:p><text:s text:c="3"/>101.89</text:p>
          </table:table-cell>
          <table:table-cell office:value-type="float" office:value="636.57000000000005" table:style-name="ce61">
            <text:p><text:s text:c="3"/>636.57</text:p>
          </table:table-cell>
          <table:table-cell office:value-type="float" office:value="3.01" table:style-name="ce47">
            <text:p><text:s text:c="3"/>3.01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6">
            <text:p>98 年</text:p>
          </table:table-cell>
          <table:table-cell office:value-type="float" office:value="36191.466699999997" table:style-name="ce52">
            <text:p><text:s text:c="3"/>36,191.4667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34" table:style-name="ce49">
            <text:p><text:s text:c="3"/>7,834</text:p>
          </table:table-cell>
          <table:table-cell office:value-type="float" office:value="147863" table:style-name="ce49">
            <text:p><text:s text:c="3"/>147,863</text:p>
          </table:table-cell>
          <table:table-cell office:value-type="float" office:value="7805834" table:style-name="ce51">
            <text:p><text:s text:c="3"/>7,805,834</text:p>
          </table:table-cell>
          <table:table-cell office:value-type="float" office:value="23119772" table:style-name="ce50">
            <text:p><text:s text:c="3"/>23,119,772</text:p>
          </table:table-cell>
          <table:table-cell office:value-type="float" office:value="11636734" table:style-name="ce49">
            <text:p><text:s text:c="3"/>11,636,734</text:p>
          </table:table-cell>
          <table:table-cell office:value-type="float" office:value="11483038" table:style-name="ce49">
            <text:p><text:s text:c="3"/>11,483,038</text:p>
          </table:table-cell>
          <table:table-cell office:value-type="float" office:value="101.34" table:style-name="ce61">
            <text:p><text:s text:c="3"/>101.34</text:p>
          </table:table-cell>
          <table:table-cell office:value-type="float" office:value="638.82000000000005" table:style-name="ce61">
            <text:p><text:s text:c="3"/>638.82</text:p>
          </table:table-cell>
          <table:table-cell office:value-type="float" office:value="2.96" table:style-name="ce47">
            <text:p><text:s text:c="3"/>2.96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46">
            <text:p>99 年</text:p>
          </table:table-cell>
          <table:table-cell office:value-type="float" office:value="36191.466700000012" table:style-name="ce52">
            <text:p><text:s text:c="3"/>36,191.4667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35" table:style-name="ce49">
            <text:p><text:s text:c="3"/>7,835</text:p>
          </table:table-cell>
          <table:table-cell office:value-type="float" office:value="147877" table:style-name="ce49">
            <text:p><text:s text:c="3"/>147,877</text:p>
          </table:table-cell>
          <table:table-cell office:value-type="float" office:value="7937024" table:style-name="ce51">
            <text:p><text:s text:c="3"/>7,937,024</text:p>
          </table:table-cell>
          <table:table-cell office:value-type="float" office:value="23162123" table:style-name="ce50">
            <text:p><text:s text:c="3"/>23,162,123</text:p>
          </table:table-cell>
          <table:table-cell office:value-type="float" office:value="11635225" table:style-name="ce49">
            <text:p><text:s text:c="3"/>11,635,225</text:p>
          </table:table-cell>
          <table:table-cell office:value-type="float" office:value="11526898" table:style-name="ce49">
            <text:p><text:s text:c="3"/>11,526,898</text:p>
          </table:table-cell>
          <table:table-cell office:value-type="float" office:value="100.94" table:style-name="ce61">
            <text:p><text:s text:c="3"/>100.94</text:p>
          </table:table-cell>
          <table:table-cell office:value-type="float" office:value="639.99" table:style-name="ce61">
            <text:p><text:s text:c="3"/>639.99</text:p>
          </table:table-cell>
          <table:table-cell office:value-type="float" office:value="2.92" table:style-name="ce47">
            <text:p><text:s text:c="3"/>2.92</text:p>
          </table:table-cell>
          <table:table-cell table:number-columns-repeated="16372" table:style-name="ce24"/>
        </table:table-row>
        <table:table-row table:style-name="ro5">
          <table:table-cell office:value-type="string" table:style-name="ce59">
            <text:p>100 年</text:p>
          </table:table-cell>
          <table:table-cell office:value-type="float" office:value="36192.815499999997" table:style-name="ce58">
            <text:p><text:s text:c="3"/>36,192.8155</text:p>
          </table:table-cell>
          <table:table-cell office:value-type="float" office:value="368" table:style-name="ce57">
            <text:p><text:s text:c="3"/>368</text:p>
          </table:table-cell>
          <table:table-cell office:value-type="float" office:value="7835" table:style-name="ce55">
            <text:p><text:s text:c="3"/>7,835</text:p>
          </table:table-cell>
          <table:table-cell office:value-type="float" office:value="147828" table:style-name="ce55">
            <text:p><text:s text:c="3"/>147,828</text:p>
          </table:table-cell>
          <table:table-cell office:value-type="float" office:value="8057761" table:style-name="ce57">
            <text:p><text:s text:c="3"/>8,057,761</text:p>
          </table:table-cell>
          <table:table-cell office:value-type="float" office:value="23224912" table:style-name="ce56">
            <text:p><text:s text:c="3"/>23,224,912</text:p>
          </table:table-cell>
          <table:table-cell office:value-type="float" office:value="11645674" table:style-name="ce55">
            <text:p><text:s text:c="3"/>11,645,674</text:p>
          </table:table-cell>
          <table:table-cell office:value-type="float" office:value="11579238" table:style-name="ce55">
            <text:p><text:s text:c="3"/>11,579,238</text:p>
          </table:table-cell>
          <table:table-cell office:value-type="float" office:value="100.57" table:style-name="ce60">
            <text:p><text:s text:c="3"/>100.57</text:p>
          </table:table-cell>
          <table:table-cell office:value-type="float" office:value="641.70000000000005" table:style-name="ce60">
            <text:p><text:s text:c="3"/>641.70</text:p>
          </table:table-cell>
          <table:table-cell office:value-type="float" office:value="2.88" table:style-name="ce53">
            <text:p><text:s text:c="3"/>2.88</text:p>
          </table:table-cell>
          <table:table-cell table:number-columns-repeated="16372" table:style-name="ce41"/>
        </table:table-row>
        <table:table-row table:style-name="ro5">
          <table:table-cell office:value-type="string" table:style-name="ce59">
            <text:p>101 年</text:p>
          </table:table-cell>
          <table:table-cell office:value-type="float" office:value="36192.815499999997" table:style-name="ce58">
            <text:p><text:s text:c="3"/>36,192.8155</text:p>
          </table:table-cell>
          <table:table-cell office:value-type="float" office:value="368" table:style-name="ce57">
            <text:p><text:s text:c="3"/>368</text:p>
          </table:table-cell>
          <table:table-cell office:value-type="float" office:value="7835" table:style-name="ce55">
            <text:p><text:s text:c="3"/>7,835</text:p>
          </table:table-cell>
          <table:table-cell office:value-type="float" office:value="148358" table:style-name="ce55">
            <text:p><text:s text:c="3"/>148,358</text:p>
          </table:table-cell>
          <table:table-cell office:value-type="float" office:value="8186432" table:style-name="ce57">
            <text:p><text:s text:c="3"/>8,186,432</text:p>
          </table:table-cell>
          <table:table-cell office:value-type="float" office:value="23315822" table:style-name="ce56">
            <text:p><text:s text:c="3"/>23,315,822</text:p>
          </table:table-cell>
          <table:table-cell office:value-type="float" office:value="11673319" table:style-name="ce55">
            <text:p><text:s text:c="3"/>11,673,319</text:p>
          </table:table-cell>
          <table:table-cell office:value-type="float" office:value="11642503" table:style-name="ce55">
            <text:p><text:s text:c="3"/>11,642,503</text:p>
          </table:table-cell>
          <table:table-cell office:value-type="float" office:value="100.26" table:style-name="ce54">
            <text:p><text:s text:c="3"/>100.26</text:p>
          </table:table-cell>
          <table:table-cell office:value-type="float" office:value="644.21" table:style-name="ce54">
            <text:p><text:s text:c="3"/>644.21</text:p>
          </table:table-cell>
          <table:table-cell office:value-type="float" office:value="2.85" table:style-name="ce53">
            <text:p><text:s text:c="3"/>2.85</text:p>
          </table:table-cell>
          <table:table-cell table:style-name="ce29"/>
          <table:table-cell table:number-columns-repeated="16371" table:style-name="ce41"/>
        </table:table-row>
        <table:table-row table:style-name="ro6">
          <table:table-cell office:value-type="string" table:style-name="ce59">
            <text:p>102 年</text:p>
          </table:table-cell>
          <table:table-cell office:value-type="float" office:value="36192.815499999997" table:style-name="ce58">
            <text:p><text:s text:c="3"/>36,192.8155</text:p>
          </table:table-cell>
          <table:table-cell office:value-type="float" office:value="368" table:style-name="ce57">
            <text:p><text:s text:c="3"/>368</text:p>
          </table:table-cell>
          <table:table-cell office:value-type="float" office:value="7839" table:style-name="ce55">
            <text:p><text:s text:c="3"/>7,839</text:p>
          </table:table-cell>
          <table:table-cell office:value-type="float" office:value="148587" table:style-name="ce55">
            <text:p><text:s text:c="3"/>148,587</text:p>
          </table:table-cell>
          <table:table-cell office:value-type="float" office:value="8286260" table:style-name="ce57">
            <text:p><text:s text:c="3"/>8,286,260</text:p>
          </table:table-cell>
          <table:table-cell office:value-type="float" office:value="23373517" table:style-name="ce56">
            <text:p><text:s text:c="3"/>23,373,517</text:p>
          </table:table-cell>
          <table:table-cell office:value-type="float" office:value="11684674" table:style-name="ce55">
            <text:p><text:s text:c="3"/>11,684,674</text:p>
          </table:table-cell>
          <table:table-cell office:value-type="float" office:value="11688843" table:style-name="ce55">
            <text:p><text:s text:c="3"/>11,688,843</text:p>
          </table:table-cell>
          <table:table-cell office:value-type="float" office:value="99.96" table:style-name="ce54">
            <text:p><text:s text:c="3"/>99.96</text:p>
          </table:table-cell>
          <table:table-cell office:value-type="float" office:value="645.80999999999995" table:style-name="ce54">
            <text:p><text:s text:c="3"/>645.81</text:p>
          </table:table-cell>
          <table:table-cell office:value-type="float" office:value="2.82" table:style-name="ce53">
            <text:p><text:s text:c="3"/>2.82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7">
          <table:table-cell office:value-type="string" table:style-name="ce59">
            <text:p>103 年</text:p>
          </table:table-cell>
          <table:table-cell office:value-type="float" office:value="36192.815499999997" table:style-name="ce58">
            <text:p><text:s text:c="3"/>36,192.8155</text:p>
          </table:table-cell>
          <table:table-cell office:value-type="float" office:value="368" table:style-name="ce57">
            <text:p><text:s text:c="3"/>368</text:p>
          </table:table-cell>
          <table:table-cell office:value-type="float" office:value="7851" table:style-name="ce55">
            <text:p><text:s text:c="3"/>7,851</text:p>
          </table:table-cell>
          <table:table-cell office:value-type="float" office:value="147785" table:style-name="ce55">
            <text:p><text:s text:c="3"/>147,785</text:p>
          </table:table-cell>
          <table:table-cell office:value-type="float" office:value="8382699" table:style-name="ce57">
            <text:p><text:s text:c="3"/>8,382,699</text:p>
          </table:table-cell>
          <table:table-cell office:value-type="float" office:value="23433753" table:style-name="ce56">
            <text:p><text:s text:c="3"/>23,433,753</text:p>
          </table:table-cell>
          <table:table-cell office:value-type="float" office:value="11697971" table:style-name="ce55">
            <text:p><text:s text:c="3"/>11,697,971</text:p>
          </table:table-cell>
          <table:table-cell office:value-type="float" office:value="11735782" table:style-name="ce55">
            <text:p><text:s text:c="3"/>11,735,782</text:p>
          </table:table-cell>
          <table:table-cell office:value-type="float" office:value="99.68" table:style-name="ce54">
            <text:p><text:s text:c="3"/>99.68</text:p>
          </table:table-cell>
          <table:table-cell office:value-type="float" office:value="647.47" table:style-name="ce54">
            <text:p><text:s text:c="3"/>647.47</text:p>
          </table:table-cell>
          <table:table-cell office:value-type="float" office:value="2.8" table:style-name="ce53">
            <text:p><text:s text:c="3"/>2.80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8">
          <table:table-cell office:value-type="string" table:style-name="ce46">
            <text:p>104 年</text:p>
          </table:table-cell>
          <table:table-cell office:value-type="float" office:value="36197.066899999998" table:style-name="ce52">
            <text:p><text:s text:c="3"/>36,197.0669</text:p>
          </table:table-cell>
          <table:table-cell office:value-type="float" office:value="368" table:style-name="ce51">
            <text:p><text:s text:c="3"/>368</text:p>
          </table:table-cell>
          <table:table-cell office:value-type="float" office:value="7851" table:style-name="ce49">
            <text:p><text:s text:c="3"/>7,851</text:p>
          </table:table-cell>
          <table:table-cell office:value-type="float" office:value="147478" table:style-name="ce49">
            <text:p><text:s text:c="3"/>147,478</text:p>
          </table:table-cell>
          <table:table-cell office:value-type="float" office:value="8468978" table:style-name="ce51">
            <text:p><text:s text:c="3"/>8,468,978</text:p>
          </table:table-cell>
          <table:table-cell office:value-type="float" office:value="23492074" table:style-name="ce50">
            <text:p><text:s text:c="3"/>23,492,074</text:p>
          </table:table-cell>
          <table:table-cell office:value-type="float" office:value="11712047" table:style-name="ce49">
            <text:p><text:s text:c="3"/>11,712,047</text:p>
          </table:table-cell>
          <table:table-cell office:value-type="float" office:value="11780027" table:style-name="ce49">
            <text:p><text:s text:c="3"/>11,780,027</text:p>
          </table:table-cell>
          <table:table-cell office:value-type="float" office:value="99.422921526410761" table:style-name="ce48">
            <text:p><text:s text:c="3"/>99.42</text:p>
          </table:table-cell>
          <table:table-cell office:value-type="float" office:value="649" table:style-name="ce48">
            <text:p><text:s text:c="3"/>649.00</text:p>
          </table:table-cell>
          <table:table-cell office:value-type="float" office:value="2.7738971573665676" table:style-name="ce47">
            <text:p><text:s text:c="3"/>2.77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9">
          <table:table-cell office:value-type="string" table:style-name="ce40">
            <text:p>12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478" table:style-name="ce36">
            <text:p><text:s text:c="3"/>147,478</text:p>
          </table:table-cell>
          <table:table-cell office:value-type="float" office:value="8468978" table:style-name="ce38">
            <text:p><text:s text:c="3"/>8,468,978</text:p>
          </table:table-cell>
          <table:table-cell office:value-type="float" office:value="23492074" table:style-name="ce37">
            <text:p><text:s text:c="3"/>23,492,074</text:p>
          </table:table-cell>
          <table:table-cell office:value-type="float" office:value="11712047" table:style-name="ce36">
            <text:p><text:s text:c="3"/>11,712,047</text:p>
          </table:table-cell>
          <table:table-cell office:value-type="float" office:value="11780027" table:style-name="ce36">
            <text:p><text:s text:c="3"/>11,780,027</text:p>
          </table:table-cell>
          <table:table-cell office:value-type="float" office:value="99.42" table:style-name="ce44">
            <text:p><text:s text:c="3"/>99.42</text:p>
          </table:table-cell>
          <table:table-cell office:value-type="float" office:value="649" table:style-name="ce30">
            <text:p><text:s text:c="3"/>649.00</text:p>
          </table:table-cell>
          <table:table-cell office:value-type="float" office:value="2.77" table:style-name="ce43">
            <text:p><text:s text:c="3"/>2.77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10">
          <table:table-cell office:value-type="string" table:style-name="ce46">
            <text:p>105 年</text:p>
          </table:table-cell>
          <table:table-cell table:style-name="ce39"/>
          <table:table-cell table:style-name="ce38"/>
          <table:table-cell table:number-columns-repeated="2" table:style-name="ce36"/>
          <table:table-cell table:style-name="ce38"/>
          <table:table-cell table:style-name="ce37"/>
          <table:table-cell table:number-columns-repeated="2" table:style-name="ce36"/>
          <table:table-cell table:number-columns-repeated="2" table:style-name="ce44"/>
          <table:table-cell table:style-name="ce43"/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11">
          <table:table-cell office:value-type="string" table:style-name="ce45">
            <text:p>1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488" table:style-name="ce36">
            <text:p><text:s text:c="3"/>147,488</text:p>
          </table:table-cell>
          <table:table-cell office:value-type="float" office:value="8471543" table:style-name="ce38">
            <text:p><text:s text:c="3"/>8,471,543</text:p>
          </table:table-cell>
          <table:table-cell office:value-type="float" office:value="23496068" table:style-name="ce37">
            <text:p><text:s text:c="3"/>23,496,068</text:p>
          </table:table-cell>
          <table:table-cell office:value-type="float" office:value="11712764" table:style-name="ce36">
            <text:p><text:s text:c="3"/>11,712,764</text:p>
          </table:table-cell>
          <table:table-cell office:value-type="float" office:value="11783304" table:style-name="ce36">
            <text:p><text:s text:c="3"/>11,783,304</text:p>
          </table:table-cell>
          <table:table-cell office:value-type="float" office:value="99.4" table:style-name="ce44">
            <text:p><text:s text:c="3"/>99.40</text:p>
          </table:table-cell>
          <table:table-cell office:value-type="float" office:value="649.12" table:style-name="ce30">
            <text:p><text:s text:c="3"/>649.12</text:p>
          </table:table-cell>
          <table:table-cell office:value-type="float" office:value="2.77" table:style-name="ce43">
            <text:p><text:s text:c="3"/>2.77</text:p>
          </table:table-cell>
          <table:table-cell table:number-columns-repeated="3" table:style-name="ce42"/>
          <table:table-cell table:style-name="ce4"/>
          <table:table-cell table:number-columns-repeated="16368" table:style-name="ce41"/>
        </table:table-row>
        <table:table-row table:style-name="ro11">
          <table:table-cell office:value-type="string" table:style-name="ce40">
            <text:p>2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27" table:style-name="ce36">
            <text:p><text:s text:c="3"/>147,527</text:p>
          </table:table-cell>
          <table:table-cell office:value-type="float" office:value="8473964" table:style-name="ce38">
            <text:p><text:s text:c="3"/>8,473,964</text:p>
          </table:table-cell>
          <table:table-cell office:value-type="float" office:value="23496935" table:style-name="ce37">
            <text:p><text:s text:c="3"/>23,496,935</text:p>
          </table:table-cell>
          <table:table-cell office:value-type="float" office:value="11711706" table:style-name="ce36">
            <text:p><text:s text:c="3"/>11,711,706</text:p>
          </table:table-cell>
          <table:table-cell office:value-type="float" office:value="11785229" table:style-name="ce36">
            <text:p><text:s text:c="3"/>11,785,229</text:p>
          </table:table-cell>
          <table:table-cell office:value-type="float" office:value="99.38" table:style-name="ce30">
            <text:p><text:s text:c="3"/>99.38</text:p>
          </table:table-cell>
          <table:table-cell office:value-type="float" office:value="649.14" table:style-name="ce30">
            <text:p><text:s text:c="3"/>649.14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41"/>
        </table:table-row>
        <table:table-row table:style-name="ro11">
          <table:table-cell office:value-type="string" table:style-name="ce40">
            <text:p>3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50" table:style-name="ce36">
            <text:p><text:s text:c="3"/>147,550</text:p>
          </table:table-cell>
          <table:table-cell office:value-type="float" office:value="8479633" table:style-name="ce38">
            <text:p><text:s text:c="3"/>8,479,633</text:p>
          </table:table-cell>
          <table:table-cell office:value-type="float" office:value="23496813" table:style-name="ce37">
            <text:p><text:s text:c="3"/>23,496,813</text:p>
          </table:table-cell>
          <table:table-cell office:value-type="float" office:value="11710082" table:style-name="ce36">
            <text:p><text:s text:c="3"/>11,710,082</text:p>
          </table:table-cell>
          <table:table-cell office:value-type="float" office:value="11786731" table:style-name="ce36">
            <text:p><text:s text:c="3"/>11,786,731</text:p>
          </table:table-cell>
          <table:table-cell office:value-type="float" office:value="99.35" table:style-name="ce30">
            <text:p><text:s text:c="3"/>99.35</text:p>
          </table:table-cell>
          <table:table-cell office:value-type="float" office:value="649.14" table:style-name="ce30">
            <text:p><text:s text:c="3"/>649.14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1"/>
        </table:table-row>
        <table:table-row table:style-name="ro12">
          <table:table-cell office:value-type="string" table:style-name="ce40">
            <text:p>4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45" table:style-name="ce36">
            <text:p><text:s text:c="3"/>147,545</text:p>
          </table:table-cell>
          <table:table-cell office:value-type="float" office:value="8484626" table:style-name="ce38">
            <text:p><text:s text:c="3"/>8,484,626</text:p>
          </table:table-cell>
          <table:table-cell office:value-type="float" office:value="23499404" table:style-name="ce37">
            <text:p><text:s text:c="3"/>23,499,404</text:p>
          </table:table-cell>
          <table:table-cell office:value-type="float" office:value="11709898" table:style-name="ce36">
            <text:p><text:s text:c="3"/>11,709,898</text:p>
          </table:table-cell>
          <table:table-cell office:value-type="float" office:value="11789506" table:style-name="ce36">
            <text:p><text:s text:c="3"/>11,789,506</text:p>
          </table:table-cell>
          <table:table-cell office:value-type="float" office:value="99.32" table:style-name="ce30">
            <text:p><text:s text:c="3"/>99.32</text:p>
          </table:table-cell>
          <table:table-cell office:value-type="float" office:value="649.21" table:style-name="ce30">
            <text:p><text:s text:c="3"/>649.21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1"/>
        </table:table-row>
        <table:table-row table:style-name="ro13">
          <table:table-cell office:value-type="string" table:style-name="ce40">
            <text:p>5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48" table:style-name="ce36">
            <text:p><text:s text:c="3"/>147,548</text:p>
          </table:table-cell>
          <table:table-cell office:value-type="float" office:value="8493007" table:style-name="ce38">
            <text:p><text:s text:c="3"/>8,493,007</text:p>
          </table:table-cell>
          <table:table-cell office:value-type="float" office:value="23503349" table:style-name="ce37">
            <text:p><text:s text:c="3"/>23,503,349</text:p>
          </table:table-cell>
          <table:table-cell office:value-type="float" office:value="11710494" table:style-name="ce36">
            <text:p><text:s text:c="3"/>11,710,494</text:p>
          </table:table-cell>
          <table:table-cell office:value-type="float" office:value="11792855" table:style-name="ce36">
            <text:p><text:s text:c="3"/>11,792,855</text:p>
          </table:table-cell>
          <table:table-cell office:value-type="float" office:value="99.3" table:style-name="ce30">
            <text:p><text:s text:c="3"/>99.30</text:p>
          </table:table-cell>
          <table:table-cell office:value-type="float" office:value="649.32000000000005" table:style-name="ce30">
            <text:p><text:s text:c="3"/>649.32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1"/>
        </table:table-row>
        <table:table-row table:style-name="ro10">
          <table:table-cell office:value-type="string" table:style-name="ce40">
            <text:p>6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49" table:style-name="ce36">
            <text:p><text:s text:c="3"/>147,549</text:p>
          </table:table-cell>
          <table:table-cell office:value-type="float" office:value="8499758" table:style-name="ce38">
            <text:p><text:s text:c="3"/>8,499,758</text:p>
          </table:table-cell>
          <table:table-cell office:value-type="float" office:value="23508362" table:style-name="ce37">
            <text:p><text:s text:c="3"/>23,508,362</text:p>
          </table:table-cell>
          <table:table-cell office:value-type="float" office:value="11711541" table:style-name="ce36">
            <text:p><text:s text:c="3"/>11,711,541</text:p>
          </table:table-cell>
          <table:table-cell office:value-type="float" office:value="11796821" table:style-name="ce36">
            <text:p><text:s text:c="3"/>11,796,821</text:p>
          </table:table-cell>
          <table:table-cell office:value-type="float" office:value="99.28" table:style-name="ce30">
            <text:p><text:s text:c="3"/>99.28</text:p>
          </table:table-cell>
          <table:table-cell office:value-type="float" office:value="649.45000000000005" table:style-name="ce30">
            <text:p><text:s text:c="3"/>649.45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1"/>
        </table:table-row>
        <table:table-row table:style-name="ro12">
          <table:table-cell office:value-type="string" table:style-name="ce40">
            <text:p>7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55" table:style-name="ce36">
            <text:p><text:s text:c="3"/>147,555</text:p>
          </table:table-cell>
          <table:table-cell office:value-type="float" office:value="8507475" table:style-name="ce38">
            <text:p><text:s text:c="3"/>8,507,475</text:p>
          </table:table-cell>
          <table:table-cell office:value-type="float" office:value="23514750" table:style-name="ce37">
            <text:p><text:s text:c="3"/>23,514,750</text:p>
          </table:table-cell>
          <table:table-cell office:value-type="float" office:value="11713460" table:style-name="ce36">
            <text:p><text:s text:c="3"/>11,713,460</text:p>
          </table:table-cell>
          <table:table-cell office:value-type="float" office:value="11801290" table:style-name="ce36">
            <text:p><text:s text:c="3"/>11,801,290</text:p>
          </table:table-cell>
          <table:table-cell office:value-type="float" office:value="99.26" table:style-name="ce30">
            <text:p><text:s text:c="3"/>99.26</text:p>
          </table:table-cell>
          <table:table-cell office:value-type="float" office:value="649.63" table:style-name="ce30">
            <text:p><text:s text:c="3"/>649.63</text:p>
          </table:table-cell>
          <table:table-cell office:value-type="float" office:value="2.76" table:style-name="ce30">
            <text:p><text:s text:c="3"/>2.76</text:p>
          </table:table-cell>
          <table:table-cell table:style-name="ce29"/>
          <table:table-cell table:number-columns-repeated="16371" table:style-name="ce1"/>
        </table:table-row>
        <table:table-row table:style-name="ro12">
          <table:table-cell office:value-type="string" table:style-name="ce40">
            <text:p>8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83" table:style-name="ce36">
            <text:p><text:s text:c="3"/>147,583</text:p>
          </table:table-cell>
          <table:table-cell office:value-type="float" office:value="8520056" table:style-name="ce38">
            <text:p><text:s text:c="3"/>8,520,056</text:p>
          </table:table-cell>
          <table:table-cell office:value-type="float" office:value="23516841" table:style-name="ce37">
            <text:p><text:s text:c="3"/>23,516,841</text:p>
          </table:table-cell>
          <table:table-cell office:value-type="float" office:value="11713364" table:style-name="ce36">
            <text:p><text:s text:c="3"/>11,713,364</text:p>
          </table:table-cell>
          <table:table-cell office:value-type="float" office:value="11803477" table:style-name="ce36">
            <text:p><text:s text:c="3"/>11,803,477</text:p>
          </table:table-cell>
          <table:table-cell office:value-type="float" office:value="99.24" table:style-name="ce30">
            <text:p><text:s text:c="3"/>99.24</text:p>
          </table:table-cell>
          <table:table-cell office:value-type="float" office:value="649.69000000000005" table:style-name="ce30">
            <text:p><text:s text:c="3"/>649.69</text:p>
          </table:table-cell>
          <table:table-cell office:value-type="float" office:value="2.76" table:style-name="ce30">
            <text:p><text:s text:c="3"/>2.76</text:p>
          </table:table-cell>
          <table:table-cell table:style-name="ce29"/>
          <table:table-cell table:number-columns-repeated="16371" table:style-name="ce1"/>
        </table:table-row>
        <table:table-row table:style-name="ro14">
          <table:table-cell office:value-type="string" table:style-name="ce40">
            <text:p>9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87" table:style-name="ce36">
            <text:p><text:s text:c="3"/>147,587</text:p>
          </table:table-cell>
          <table:table-cell office:value-type="float" office:value="8536883" table:style-name="ce38">
            <text:p><text:s text:c="3"/>8,536,883</text:p>
          </table:table-cell>
          <table:table-cell office:value-type="float" office:value="23519518" table:style-name="ce37">
            <text:p><text:s text:c="3"/>23,519,518</text:p>
          </table:table-cell>
          <table:table-cell office:value-type="float" office:value="11713562" table:style-name="ce36">
            <text:p><text:s text:c="3"/>11,713,562</text:p>
          </table:table-cell>
          <table:table-cell office:value-type="float" office:value="11805956" table:style-name="ce36">
            <text:p><text:s text:c="3"/>11,805,956</text:p>
          </table:table-cell>
          <table:table-cell office:value-type="float" office:value="99.22" table:style-name="ce30">
            <text:p><text:s text:c="3"/>99.22</text:p>
          </table:table-cell>
          <table:table-cell office:value-type="float" office:value="649.76" table:style-name="ce30">
            <text:p><text:s text:c="3"/>649.76</text:p>
          </table:table-cell>
          <table:table-cell office:value-type="float" office:value="2.76" table:style-name="ce30">
            <text:p><text:s text:c="3"/>2.76</text:p>
          </table:table-cell>
          <table:table-cell table:style-name="ce29"/>
          <table:table-cell table:number-columns-repeated="16371"/>
        </table:table-row>
        <table:table-row table:style-name="ro12">
          <table:table-cell office:value-type="string" table:style-name="ce40">
            <text:p>10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86" table:style-name="ce36">
            <text:p><text:s text:c="3"/>147,586</text:p>
          </table:table-cell>
          <table:table-cell office:value-type="float" office:value="8540340" table:style-name="ce38">
            <text:p><text:s text:c="3"/>8,540,340</text:p>
          </table:table-cell>
          <table:table-cell office:value-type="float" office:value="23526295" table:style-name="ce37">
            <text:p><text:s text:c="3"/>23,526,295</text:p>
          </table:table-cell>
          <table:table-cell office:value-type="float" office:value="11715578" table:style-name="ce36">
            <text:p><text:s text:c="3"/>11,715,578</text:p>
          </table:table-cell>
          <table:table-cell office:value-type="float" office:value="11810717" table:style-name="ce36">
            <text:p><text:s text:c="3"/>11,810,717</text:p>
          </table:table-cell>
          <table:table-cell office:value-type="float" office:value="99.19" table:style-name="ce30">
            <text:p><text:s text:c="3"/>99.19</text:p>
          </table:table-cell>
          <table:table-cell office:value-type="float" office:value="649.95000000000005" table:style-name="ce30">
            <text:p><text:s text:c="3"/>649.95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/>
        </table:table-row>
        <table:table-row table:style-name="ro12">
          <table:table-cell office:value-type="string" table:style-name="ce40">
            <text:p>11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627" table:style-name="ce36">
            <text:p><text:s text:c="3"/>147,627</text:p>
          </table:table-cell>
          <table:table-cell office:value-type="float" office:value="8553994" table:style-name="ce38">
            <text:p><text:s text:c="3"/>8,553,994</text:p>
          </table:table-cell>
          <table:table-cell office:value-type="float" office:value="23532065" table:style-name="ce37">
            <text:p><text:s text:c="3"/>23,532,065</text:p>
          </table:table-cell>
          <table:table-cell office:value-type="float" office:value="11716952" table:style-name="ce36">
            <text:p><text:s text:c="3"/>11,716,952</text:p>
          </table:table-cell>
          <table:table-cell office:value-type="float" office:value="11815113" table:style-name="ce36">
            <text:p><text:s text:c="3"/>11,815,113</text:p>
          </table:table-cell>
          <table:table-cell office:value-type="float" office:value="99.17" table:style-name="ce30">
            <text:p><text:s text:c="3"/>99.17</text:p>
          </table:table-cell>
          <table:table-cell office:value-type="float" office:value="650.11" table:style-name="ce30">
            <text:p><text:s text:c="3"/>650.11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/>
        </table:table-row>
        <table:table-row table:style-name="ro12">
          <table:table-cell office:value-type="string" table:style-name="ce35">
            <text:p>12 月</text:p>
          </table:table-cell>
          <table:table-cell office:value-type="float" office:value="36197.066899999998" table:style-name="ce34">
            <text:p><text:s text:c="3"/>36,197.0669</text:p>
          </table:table-cell>
          <table:table-cell office:value-type="float" office:value="368" table:style-name="ce33">
            <text:p><text:s text:c="3"/>368</text:p>
          </table:table-cell>
          <table:table-cell office:value-type="float" office:value="7851" table:style-name="ce31">
            <text:p><text:s text:c="3"/>7,851</text:p>
          </table:table-cell>
          <table:table-cell office:value-type="float" office:value="147373" table:style-name="ce31">
            <text:p><text:s text:c="3"/>147,373</text:p>
          </table:table-cell>
          <table:table-cell office:value-type="float" office:value="8561383" table:style-name="ce33">
            <text:p><text:s text:c="3"/>8,561,383</text:p>
          </table:table-cell>
          <table:table-cell office:value-type="float" office:value="23539816" table:style-name="ce32">
            <text:p><text:s text:c="3"/>23,539,816</text:p>
          </table:table-cell>
          <table:table-cell office:value-type="float" office:value="11719270" table:style-name="ce31">
            <text:p><text:s text:c="3"/>11,719,270</text:p>
          </table:table-cell>
          <table:table-cell office:value-type="float" office:value="11820546" table:style-name="ce31">
            <text:p><text:s text:c="3"/>11,820,546</text:p>
          </table:table-cell>
          <table:table-cell office:value-type="float" office:value="99.14" table:style-name="ce30">
            <text:p><text:s text:c="3"/>99.14</text:p>
          </table:table-cell>
          <table:table-cell office:value-type="float" office:value="650.32000000000005" table:style-name="ce30">
            <text:p><text:s text:c="3"/>650.32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/>
        </table:table-row>
        <table:table-row table:style-name="ro15">
          <table:table-cell office:value-type="string" table:style-name="ce28">
            <text:p>較上年同月　　増減<text:span text:style-name="T5"><text:s/>(%)</text:span>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0" table:style-name="ce26">
            <text:p>－</text:p>
          </table:table-cell>
          <table:table-cell office:value-type="float" office:value="-7.0000000000000007E-2" table:style-name="ce27">
            <text:p>－ <text:s text:c="2"/>0.07</text:p>
          </table:table-cell>
          <table:table-cell office:value-type="float" office:value="1.0900000000000001" table:style-name="ce26">
            <text:p><text:s/>1.09</text:p>
          </table:table-cell>
          <table:table-cell office:value-type="float" office:value="0.2" table:style-name="ce26">
            <text:p><text:s/>0.20</text:p>
          </table:table-cell>
          <table:table-cell office:value-type="float" office:value="0.06" table:style-name="ce26">
            <text:p><text:s/>0.06</text:p>
          </table:table-cell>
          <table:table-cell office:value-type="float" office:value="0.34" table:style-name="ce26">
            <text:p><text:s/>0.34</text:p>
          </table:table-cell>
          <table:table-cell office:value-type="float" office:value="-0.28000000000000003" table:style-name="ce27">
            <text:p>－ <text:s text:c="2"/>0.28</text:p>
          </table:table-cell>
          <table:table-cell office:value-type="float" office:value="0.2" table:style-name="ce26">
            <text:p><text:s/>0.20</text:p>
          </table:table-cell>
          <table:table-cell office:value-type="float" office:value="-0.72" table:style-name="ce25">
            <text:p>－ <text:s text:c="2"/>0.72</text:p>
          </table:table-cell>
          <table:table-cell table:style-name="ce24"/>
          <table:table-cell table:number-columns-repeated="16371"/>
        </table:table-row>
        <table:table-row table:style-name="ro16">
          <table:table-cell office:value-type="string" table:style-name="ce23">
            <text:p>較本年上月　　増減<text:span text:style-name="T5"><text:s/>(%)<text:s/></text:span>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0" table:style-name="ce21">
            <text:p>－</text:p>
          </table:table-cell>
          <table:table-cell office:value-type="float" office:value="-0.17" table:style-name="ce21">
            <text:p><text:s text:c="3"/>－0.17</text:p>
          </table:table-cell>
          <table:table-cell office:value-type="float" office:value="0.09" table:style-name="ce21">
            <text:p><text:s/>0.09</text:p>
          </table:table-cell>
          <table:table-cell office:value-type="float" office:value="0.03" table:style-name="ce21">
            <text:p><text:s/>0.03</text:p>
          </table:table-cell>
          <table:table-cell office:value-type="float" office:value="0.02" table:style-name="ce21">
            <text:p><text:s/>0.02</text:p>
          </table:table-cell>
          <table:table-cell office:value-type="float" office:value="0.05" table:style-name="ce21">
            <text:p><text:s/>0.05</text:p>
          </table:table-cell>
          <table:table-cell office:value-type="float" office:value="-0.03" table:style-name="ce22">
            <text:p>－ <text:s text:c="2"/>0.03</text:p>
          </table:table-cell>
          <table:table-cell office:value-type="float" office:value="0.03" table:style-name="ce21">
            <text:p><text:s/>0.03</text:p>
          </table:table-cell>
          <table:table-cell office:value-type="float" office:value="0" table:style-name="ce20">
            <text:p>—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19"/>
          <table:table-cell table:style-name="ce18"/>
          <table:table-cell office:value-type="string" table:style-name="ce17">
            <text:p>內政部戶政司<text:span text:style-name="T3"><text:s/></text:span><text:span text:style-name="T1">民國</text:span><text:span text:style-name="T3">106</text:span><text:span text:style-name="T1">年</text:span><text:span text:style-name="T3">1</text:span><text:span text:style-name="T1">月</text:span><text:span text:style-name="T3">4</text:span><text:span text:style-name="T1">日編製</text:span>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7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8">
          <table:table-cell table:style-name="ce2"/>
          <table:table-cell table:number-columns-repeated="16383" table:style-name="ce1"/>
        </table:table-row>
        <table:table-row table:number-rows-repeated="1048526" table:style-name="ro18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9">
          <table:table-cell office:value-type="string" table:number-columns-spanned="12" table:number-rows-spanned="1" table:style-name="ce98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20">
          <table:table-cell table:style-name="ce2"/>
          <table:table-cell table:number-columns-repeated="4" table:style-name="ce143"/>
          <table:table-cell office:value-type="string" table:style-name="ce144">
            <text:p><text:s text:c="4"/>中 華 民 國 105 年 12 月 底</text:p>
          </table:table-cell>
          <table:table-cell table:number-columns-repeated="4" table:style-name="ce143"/>
          <table:table-cell office:value-type="string" table:style-name="ce93">
            <text:p><text:s text:c="10"/>單位：平方公里；個；戶；人</text:p>
          </table:table-cell>
          <table:table-cell table:style-name="ce143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5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142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41">
            <text:p>鄉鎮</text:p>
          </table:table-cell>
          <table:table-cell office:value-type="string" table:number-columns-spanned="1" table:number-rows-spanned="2" table:style-name="ce146">
            <text:p>村里數</text:p>
          </table:table-cell>
          <table:table-cell office:value-type="string" table:number-columns-spanned="1" table:number-rows-spanned="2" table:style-name="ce146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6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6">
            <text:p>人　　口　　數</text:p>
          </table:table-cell>
          <table:covered-table-cell table:number-columns-repeated="2"/>
          <table:table-cell office:value-type="string" table:style-name="ce85">
            <text:p>性別比例<text:span text:style-name="T3"><text:s/>(<text:s/></text:span><text:span text:style-name="T1">每百</text:span></text:p>
          </table:table-cell>
          <table:table-cell office:value-type="string" table:style-name="ce84">
            <text:p>人口密度 ( 每平</text:p>
          </table:table-cell>
          <table:table-cell office:value-type="string" table:style-name="ce84">
            <text:p>戶<text:span text:style-name="T1"><text:s/>量 ( 每戶</text:span>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40">
            <text:p>( 平方公里 )</text:p>
          </table:table-cell>
          <table:table-cell office:value-type="string" table:style-name="ce139">
            <text:p>市區數</text:p>
          </table:table-cell>
          <table:covered-table-cell/>
          <table:covered-table-cell/>
          <table:covered-table-cell/>
          <table:table-cell office:value-type="string" table:style-name="ce79">
            <text:p>總<text:span text:style-name="T3"><text:s text:c="3"/></text:span><text:span text:style-name="T1">計</text:span></text:p>
          </table:table-cell>
          <table:table-cell office:value-type="string" table:style-name="ce79">
            <text:p>男</text:p>
          </table:table-cell>
          <table:table-cell office:value-type="string" table:style-name="ce78">
            <text:p>女</text:p>
          </table:table-cell>
          <table:table-cell office:value-type="string" table:style-name="ce77">
            <text:p>女子所當男子數<text:span text:style-name="T3"><text:s/>)</text:span></text:p>
          </table:table-cell>
          <table:table-cell office:value-type="string" table:style-name="ce76">
            <text:p>方公里人口數 )</text:p>
          </table:table-cell>
          <table:table-cell office:value-type="string" table:style-name="ce138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27">
            <text:p>總 <text:s text:c="4"/>計</text:p>
          </table:table-cell>
          <table:table-cell office:value-type="float" office:value="36197.066899999998" table:style-name="ce132">
            <text:p><text:s text:c="3"/>36,197.0669</text:p>
          </table:table-cell>
          <table:table-cell office:value-type="float" office:value="368" table:style-name="ce137">
            <text:p><text:s text:c="3"/>368</text:p>
          </table:table-cell>
          <table:table-cell office:value-type="float" office:value="7851" table:style-name="ce137">
            <text:p><text:s text:c="3"/>7,851</text:p>
          </table:table-cell>
          <table:table-cell office:value-type="float" office:value="147373" table:style-name="ce137">
            <text:p><text:s text:c="3"/>147,373</text:p>
          </table:table-cell>
          <table:table-cell office:value-type="float" office:value="8561383" table:style-name="ce137">
            <text:p><text:s text:c="3"/>8,561,383</text:p>
          </table:table-cell>
          <table:table-cell office:value-type="float" office:value="23539816" table:style-name="ce68">
            <text:p><text:s text:c="3"/>23,539,816</text:p>
          </table:table-cell>
          <table:table-cell office:value-type="float" office:value="11719270" table:style-name="ce137">
            <text:p><text:s text:c="3"/>11,719,270</text:p>
          </table:table-cell>
          <table:table-cell office:value-type="float" office:value="11820546" table:style-name="ce137">
            <text:p><text:s text:c="3"/>11,820,546</text:p>
          </table:table-cell>
          <table:table-cell office:value-type="float" office:value="99.14" table:style-name="ce65">
            <text:p><text:s text:c="3"/>99.14</text:p>
          </table:table-cell>
          <table:table-cell office:value-type="float" office:value="650.32000000000005" table:style-name="ce65">
            <text:p><text:s text:c="3"/>650.32</text:p>
          </table:table-cell>
          <table:table-cell office:value-type="float" office:value="2.75" table:style-name="ce65">
            <text:p><text:s text:c="3"/>2.75</text:p>
          </table:table-cell>
          <table:table-cell table:style-name="ce12"/>
          <table:table-cell table:style-name="ce129"/>
          <table:table-cell table:style-name="ce135"/>
          <table:table-cell table:style-name="ce134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7">
            <text:p>新北市</text:p>
          </table:table-cell>
          <table:table-cell office:value-type="float" office:value="2052.5666999999999" table:style-name="ce132">
            <text:p><text:s text:c="3"/>2,052.5667</text:p>
          </table:table-cell>
          <table:table-cell office:value-type="float" office:value="29" table:style-name="ce131">
            <text:p><text:s text:c="3"/>29</text:p>
          </table:table-cell>
          <table:table-cell office:value-type="float" office:value="1032" table:style-name="ce73">
            <text:p><text:s text:c="3"/>1,032</text:p>
          </table:table-cell>
          <table:table-cell office:value-type="float" office:value="22118" table:style-name="ce73">
            <text:p><text:s text:c="3"/>22,118</text:p>
          </table:table-cell>
          <table:table-cell office:value-type="float" office:value="1526812" table:style-name="ce73">
            <text:p><text:s text:c="3"/>1,526,812</text:p>
          </table:table-cell>
          <table:table-cell office:value-type="float" office:value="3979208" table:style-name="ce68">
            <text:p><text:s text:c="3"/>3,979,208</text:p>
          </table:table-cell>
          <table:table-cell office:value-type="float" office:value="1952341" table:style-name="ce73">
            <text:p><text:s text:c="3"/>1,952,341</text:p>
          </table:table-cell>
          <table:table-cell office:value-type="float" office:value="2026867" table:style-name="ce73">
            <text:p><text:s text:c="3"/>2,026,867</text:p>
          </table:table-cell>
          <table:table-cell office:value-type="float" office:value="96.32" table:style-name="ce65">
            <text:p><text:s text:c="3"/>96.32</text:p>
          </table:table-cell>
          <table:table-cell office:value-type="float" office:value="1938.6497890665382" table:style-name="ce65">
            <text:p><text:s text:c="3"/>1,938.65</text:p>
          </table:table-cell>
          <table:table-cell office:value-type="float" office:value="2.61" table:style-name="ce65">
            <text:p><text:s text:c="3"/>2.61</text:p>
          </table:table-cell>
          <table:table-cell table:style-name="ce12"/>
          <table:table-cell table:style-name="ce136"/>
          <table:table-cell table:style-name="ce135"/>
          <table:table-cell table:style-name="ce134"/>
          <table:table-cell table:style-name="ce12"/>
          <table:table-cell table:number-columns-repeated="16367"/>
        </table:table-row>
        <table:table-row table:style-name="ro21">
          <table:table-cell office:value-type="string" table:style-name="ce133">
            <text:p>臺北市</text:p>
          </table:table-cell>
          <table:table-cell office:value-type="float" office:value="271.79969999999997" table:style-name="ce132">
            <text:p><text:s text:c="3"/>271.7997</text:p>
          </table:table-cell>
          <table:table-cell office:value-type="float" office:value="12" table:style-name="ce131">
            <text:p><text:s text:c="3"/>12</text:p>
          </table:table-cell>
          <table:table-cell office:value-type="float" office:value="456" table:style-name="ce73">
            <text:p><text:s text:c="3"/>456</text:p>
          </table:table-cell>
          <table:table-cell office:value-type="float" office:value="9556" table:style-name="ce73">
            <text:p><text:s text:c="3"/>9,556</text:p>
          </table:table-cell>
          <table:table-cell office:value-type="float" office:value="1047284" table:style-name="ce73">
            <text:p><text:s text:c="3"/>1,047,284</text:p>
          </table:table-cell>
          <table:table-cell office:value-type="float" office:value="2695704" table:style-name="ce68">
            <text:p><text:s text:c="3"/>2,695,704</text:p>
          </table:table-cell>
          <table:table-cell office:value-type="float" office:value="1289510" table:style-name="ce73">
            <text:p><text:s text:c="3"/>1,289,510</text:p>
          </table:table-cell>
          <table:table-cell office:value-type="float" office:value="1406194" table:style-name="ce73">
            <text:p><text:s text:c="3"/>1,406,194</text:p>
          </table:table-cell>
          <table:table-cell office:value-type="float" office:value="91.7" table:style-name="ce65">
            <text:p><text:s text:c="3"/>91.70</text:p>
          </table:table-cell>
          <table:table-cell office:value-type="float" office:value="9917.9800419205767" table:style-name="ce65">
            <text:p><text:s text:c="3"/>9,917.98</text:p>
          </table:table-cell>
          <table:table-cell office:value-type="float" office:value="2.57" table:style-name="ce65">
            <text:p><text:s text:c="3"/>2.57</text:p>
          </table:table-cell>
          <table:table-cell table:style-name="ce12"/>
          <table:table-cell table:style-name="ce129"/>
          <table:table-cell table:style-name="ce113"/>
          <table:table-cell table:style-name="ce128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7">
            <text:p>桃園市</text:p>
          </table:table-cell>
          <table:table-cell office:value-type="float" office:value="1220.954" table:style-name="ce126">
            <text:p><text:s text:c="3"/>1,220.9540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95" table:style-name="ce73">
            <text:p><text:s text:c="3"/>495</text:p>
          </table:table-cell>
          <table:table-cell office:value-type="float" office:value="11716" table:style-name="ce73">
            <text:p><text:s text:c="3"/>11,716</text:p>
          </table:table-cell>
          <table:table-cell office:value-type="float" office:value="770894" table:style-name="ce73">
            <text:p><text:s text:c="3"/>770,894</text:p>
          </table:table-cell>
          <table:table-cell office:value-type="float" office:value="2147763" table:style-name="ce68">
            <text:p><text:s text:c="3"/>2,147,763</text:p>
          </table:table-cell>
          <table:table-cell office:value-type="float" office:value="1071564" table:style-name="ce73">
            <text:p><text:s text:c="3"/>1,071,564</text:p>
          </table:table-cell>
          <table:table-cell office:value-type="float" office:value="1076199" table:style-name="ce73">
            <text:p><text:s text:c="3"/>1,076,199</text:p>
          </table:table-cell>
          <table:table-cell office:value-type="float" office:value="99.57" table:style-name="ce65">
            <text:p><text:s text:c="3"/>99.57</text:p>
          </table:table-cell>
          <table:table-cell office:value-type="float" office:value="1759.0859278891753" table:style-name="ce65">
            <text:p><text:s text:c="3"/>1,759.09</text:p>
          </table:table-cell>
          <table:table-cell office:value-type="float" office:value="2.79" table:style-name="ce65">
            <text:p><text:s text:c="3"/>2.79</text:p>
          </table:table-cell>
          <table:table-cell table:style-name="ce12"/>
          <table:table-cell table:style-name="ce129"/>
          <table:table-cell table:style-name="ce113"/>
          <table:table-cell table:style-name="ce128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7">
            <text:p>臺中市</text:p>
          </table:table-cell>
          <table:table-cell office:value-type="float" office:value="2214.8968" table:style-name="ce126">
            <text:p><text:s text:c="3"/>2,214.8968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625" table:style-name="ce73">
            <text:p><text:s text:c="3"/>625</text:p>
          </table:table-cell>
          <table:table-cell office:value-type="float" office:value="12515" table:style-name="ce73">
            <text:p><text:s text:c="3"/>12,515</text:p>
          </table:table-cell>
          <table:table-cell office:value-type="float" office:value="944624" table:style-name="ce73">
            <text:p><text:s text:c="3"/>944,624</text:p>
          </table:table-cell>
          <table:table-cell office:value-type="float" office:value="2767239" table:style-name="ce68">
            <text:p><text:s text:c="3"/>2,767,239</text:p>
          </table:table-cell>
          <table:table-cell office:value-type="float" office:value="1366312" table:style-name="ce73">
            <text:p><text:s text:c="3"/>1,366,312</text:p>
          </table:table-cell>
          <table:table-cell office:value-type="float" office:value="1400927" table:style-name="ce73">
            <text:p><text:s text:c="3"/>1,400,927</text:p>
          </table:table-cell>
          <table:table-cell office:value-type="float" office:value="97.53" table:style-name="ce65">
            <text:p><text:s text:c="3"/>97.53</text:p>
          </table:table-cell>
          <table:table-cell office:value-type="float" office:value="1249.3760431637265" table:style-name="ce65">
            <text:p><text:s text:c="3"/>1,249.38</text:p>
          </table:table-cell>
          <table:table-cell office:value-type="float" office:value="2.93" table:style-name="ce65">
            <text:p><text:s text:c="3"/>2.93</text:p>
          </table:table-cell>
          <table:table-cell table:style-name="ce12"/>
          <table:table-cell table:style-name="ce129"/>
          <table:table-cell table:style-name="ce113"/>
          <table:table-cell table:style-name="ce128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7">
            <text:p>臺南市</text:p>
          </table:table-cell>
          <table:table-cell office:value-type="float" office:value="2191.6531" table:style-name="ce126">
            <text:p><text:s text:c="3"/>2,191.6531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752" table:style-name="ce73">
            <text:p><text:s text:c="3"/>752</text:p>
          </table:table-cell>
          <table:table-cell office:value-type="float" office:value="14636" table:style-name="ce73">
            <text:p><text:s text:c="3"/>14,636</text:p>
          </table:table-cell>
          <table:table-cell office:value-type="float" office:value="678158" table:style-name="ce73">
            <text:p><text:s text:c="3"/>678,158</text:p>
          </table:table-cell>
          <table:table-cell office:value-type="float" office:value="1886033" table:style-name="ce68">
            <text:p><text:s text:c="3"/>1,886,033</text:p>
          </table:table-cell>
          <table:table-cell office:value-type="float" office:value="943082" table:style-name="ce73">
            <text:p><text:s text:c="3"/>943,082</text:p>
          </table:table-cell>
          <table:table-cell office:value-type="float" office:value="942951" table:style-name="ce73">
            <text:p><text:s text:c="3"/>942,951</text:p>
          </table:table-cell>
          <table:table-cell office:value-type="float" office:value="100.01" table:style-name="ce65">
            <text:p><text:s text:c="3"/>100.01</text:p>
          </table:table-cell>
          <table:table-cell office:value-type="float" office:value="860.55270334525108" table:style-name="ce65">
            <text:p><text:s text:c="3"/>860.55</text:p>
          </table:table-cell>
          <table:table-cell office:value-type="float" office:value="2.78" table:style-name="ce65">
            <text:p><text:s text:c="3"/>2.78</text:p>
          </table:table-cell>
          <table:table-cell table:style-name="ce12"/>
          <table:table-cell table:style-name="ce129"/>
          <table:table-cell table:style-name="ce113"/>
          <table:table-cell table:style-name="ce128"/>
          <table:table-cell table:style-name="ce12"/>
          <table:table-cell table:number-columns-repeated="16367"/>
        </table:table-row>
        <table:table-row table:style-name="ro23">
          <table:table-cell office:value-type="string" table:style-name="ce127">
            <text:p>高雄市</text:p>
          </table:table-cell>
          <table:table-cell office:value-type="float" office:value="2951.8524000000002" table:style-name="ce126">
            <text:p><text:s text:c="3"/>2,951.8524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891" table:style-name="ce73">
            <text:p><text:s text:c="3"/>891</text:p>
          </table:table-cell>
          <table:table-cell office:value-type="float" office:value="17312" table:style-name="ce73">
            <text:p><text:s text:c="3"/>17,312</text:p>
          </table:table-cell>
          <table:table-cell office:value-type="float" office:value="1083002" table:style-name="ce73">
            <text:p><text:s text:c="3"/>1,083,002</text:p>
          </table:table-cell>
          <table:table-cell office:value-type="float" office:value="2779371" table:style-name="ce68">
            <text:p><text:s text:c="3"/>2,779,371</text:p>
          </table:table-cell>
          <table:table-cell office:value-type="float" office:value="1379043" table:style-name="ce73">
            <text:p><text:s text:c="3"/>1,379,043</text:p>
          </table:table-cell>
          <table:table-cell office:value-type="float" office:value="1400328" table:style-name="ce73">
            <text:p><text:s text:c="3"/>1,400,328</text:p>
          </table:table-cell>
          <table:table-cell office:value-type="float" office:value="98.48" table:style-name="ce65">
            <text:p><text:s text:c="3"/>98.48</text:p>
          </table:table-cell>
          <table:table-cell office:value-type="float" office:value="941.56841988440874" table:style-name="ce65">
            <text:p><text:s text:c="3"/>941.57</text:p>
          </table:table-cell>
          <table:table-cell office:value-type="float" office:value="2.57" table:style-name="ce65">
            <text:p><text:s text:c="3"/>2.57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/>
        </table:table-row>
        <table:table-row table:style-name="ro22">
          <table:table-cell office:value-type="string" table:style-name="ce127">
            <text:p>臺灣省</text:p>
          </table:table-cell>
          <table:table-cell office:value-type="float" office:value="25110.003700000001" table:style-name="ce126">
            <text:p><text:s text:c="3"/>25,110.0037</text:p>
          </table:table-cell>
          <table:table-cell office:value-type="float" office:value="200" table:style-name="ce130">
            <text:p><text:s text:c="3"/>200</text:p>
          </table:table-cell>
          <table:table-cell office:value-type="float" office:value="3541" table:style-name="ce130">
            <text:p><text:s text:c="3"/>3,541</text:p>
          </table:table-cell>
          <table:table-cell office:value-type="float" office:value="58617" table:style-name="ce130">
            <text:p><text:s text:c="3"/>58,617</text:p>
          </table:table-cell>
          <table:table-cell office:value-type="float" office:value="2468676" table:style-name="ce130">
            <text:p><text:s text:c="3"/>2,468,676</text:p>
          </table:table-cell>
          <table:table-cell office:value-type="float" office:value="7136789" table:style-name="ce130">
            <text:p><text:s text:c="3"/>7,136,789</text:p>
          </table:table-cell>
          <table:table-cell office:value-type="float" office:value="3642668" table:style-name="ce130">
            <text:p><text:s text:c="3"/>3,642,668</text:p>
          </table:table-cell>
          <table:table-cell office:value-type="float" office:value="3494121" table:style-name="ce130">
            <text:p><text:s text:c="3"/>3,494,121</text:p>
          </table:table-cell>
          <table:table-cell office:value-type="float" office:value="104.25" table:style-name="ce65">
            <text:p><text:s text:c="3"/>104.25</text:p>
          </table:table-cell>
          <table:table-cell office:value-type="float" office:value="284.22094577389487" table:style-name="ce65">
            <text:p><text:s text:c="3"/>284.22</text:p>
          </table:table-cell>
          <table:table-cell office:value-type="float" office:value="2.89" table:style-name="ce65">
            <text:p><text:s text:c="3"/>2.89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/>
        </table:table-row>
        <table:table-row table:style-name="ro21">
          <table:table-cell office:value-type="string" table:style-name="ce120">
            <text:p>宜蘭縣</text:p>
          </table:table-cell>
          <table:table-cell office:value-type="float" office:value="2143.6251000000002" table:style-name="ce119">
            <text:p><text:s text:c="3"/>2,143.6251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233" table:style-name="ce116">
            <text:p><text:s text:c="3"/>233</text:p>
          </table:table-cell>
          <table:table-cell office:value-type="float" office:value="3660" table:style-name="ce116">
            <text:p><text:s text:c="3"/>3,660</text:p>
          </table:table-cell>
          <table:table-cell office:value-type="float" office:value="166916" table:style-name="ce116">
            <text:p><text:s text:c="3"/>166,916</text:p>
          </table:table-cell>
          <table:table-cell office:value-type="float" office:value="457538" table:style-name="ce117">
            <text:p><text:s text:c="3"/>457,538</text:p>
          </table:table-cell>
          <table:table-cell office:value-type="float" office:value="231722" table:style-name="ce116">
            <text:p><text:s text:c="3"/>231,722</text:p>
          </table:table-cell>
          <table:table-cell office:value-type="float" office:value="225816" table:style-name="ce116">
            <text:p><text:s text:c="3"/>225,816</text:p>
          </table:table-cell>
          <table:table-cell office:value-type="float" office:value="102.62" table:style-name="ce30">
            <text:p><text:s text:c="3"/>102.62</text:p>
          </table:table-cell>
          <table:table-cell office:value-type="float" office:value="213.44124026164835" table:style-name="ce30">
            <text:p><text:s text:c="3"/>213.44</text:p>
          </table:table-cell>
          <table:table-cell office:value-type="float" office:value="2.74" table:style-name="ce30">
            <text:p><text:s text:c="3"/>2.74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/>
        </table:table-row>
        <table:table-row table:style-name="ro5">
          <table:table-cell office:value-type="string" table:style-name="ce120">
            <text:p>新竹縣</text:p>
          </table:table-cell>
          <table:table-cell office:value-type="float" office:value="1427.5369000000001" table:style-name="ce119">
            <text:p><text:s text:c="3"/>1,427.5369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191" table:style-name="ce116">
            <text:p><text:s text:c="3"/>191</text:p>
          </table:table-cell>
          <table:table-cell office:value-type="float" office:value="3203" table:style-name="ce116">
            <text:p><text:s text:c="3"/>3,203</text:p>
          </table:table-cell>
          <table:table-cell office:value-type="float" office:value="187439" table:style-name="ce116">
            <text:p><text:s text:c="3"/>187,439</text:p>
          </table:table-cell>
          <table:table-cell office:value-type="float" office:value="547481" table:style-name="ce117">
            <text:p><text:s text:c="3"/>547,481</text:p>
          </table:table-cell>
          <table:table-cell office:value-type="float" office:value="280030" table:style-name="ce116">
            <text:p><text:s text:c="3"/>280,030</text:p>
          </table:table-cell>
          <table:table-cell office:value-type="float" office:value="267451" table:style-name="ce116">
            <text:p><text:s text:c="3"/>267,451</text:p>
          </table:table-cell>
          <table:table-cell office:value-type="float" office:value="104.7" table:style-name="ce30">
            <text:p><text:s text:c="3"/>104.70</text:p>
          </table:table-cell>
          <table:table-cell office:value-type="float" office:value="383.51442964451564" table:style-name="ce30">
            <text:p><text:s text:c="3"/>383.51</text:p>
          </table:table-cell>
          <table:table-cell office:value-type="float" office:value="2.92" table:style-name="ce30">
            <text:p><text:s text:c="3"/>2.92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/>
        </table:table-row>
        <table:table-row table:style-name="ro5">
          <table:table-cell office:value-type="string" table:style-name="ce120">
            <text:p>苗栗縣</text:p>
          </table:table-cell>
          <table:table-cell office:value-type="float" office:value="1820.3149000000001" table:style-name="ce119">
            <text:p><text:s text:c="3"/>1,820.3149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274" table:style-name="ce116">
            <text:p><text:s text:c="3"/>274</text:p>
          </table:table-cell>
          <table:table-cell office:value-type="float" office:value="4652" table:style-name="ce116">
            <text:p><text:s text:c="3"/>4,652</text:p>
          </table:table-cell>
          <table:table-cell office:value-type="float" office:value="185915" table:style-name="ce116">
            <text:p><text:s text:c="3"/>185,915</text:p>
          </table:table-cell>
          <table:table-cell office:value-type="float" office:value="559189" table:style-name="ce117">
            <text:p><text:s text:c="3"/>559,189</text:p>
          </table:table-cell>
          <table:table-cell office:value-type="float" office:value="288469" table:style-name="ce116">
            <text:p><text:s text:c="3"/>288,469</text:p>
          </table:table-cell>
          <table:table-cell office:value-type="float" office:value="270720" table:style-name="ce116">
            <text:p><text:s text:c="3"/>270,720</text:p>
          </table:table-cell>
          <table:table-cell office:value-type="float" office:value="106.56" table:style-name="ce30">
            <text:p><text:s text:c="3"/>106.56</text:p>
          </table:table-cell>
          <table:table-cell office:value-type="float" office:value="307.19355206069014" table:style-name="ce30">
            <text:p><text:s text:c="3"/>307.19</text:p>
          </table:table-cell>
          <table:table-cell office:value-type="float" office:value="3.01" table:style-name="ce30">
            <text:p><text:s text:c="3"/>3.01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/>
        </table:table-row>
        <table:table-row table:style-name="ro5">
          <table:table-cell office:value-type="string" table:style-name="ce120">
            <text:p>彰化縣</text:p>
          </table:table-cell>
          <table:table-cell office:value-type="float" office:value="1074.396" table:style-name="ce119">
            <text:p><text:s text:c="3"/>1,074.3960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589" table:style-name="ce116">
            <text:p><text:s text:c="3"/>589</text:p>
          </table:table-cell>
          <table:table-cell office:value-type="float" office:value="9143" table:style-name="ce116">
            <text:p><text:s text:c="3"/>9,143</text:p>
          </table:table-cell>
          <table:table-cell office:value-type="float" office:value="384700" table:style-name="ce116">
            <text:p><text:s text:c="3"/>384,700</text:p>
          </table:table-cell>
          <table:table-cell office:value-type="float" office:value="1287146" table:style-name="ce117">
            <text:p><text:s text:c="3"/>1,287,146</text:p>
          </table:table-cell>
          <table:table-cell office:value-type="float" office:value="656749" table:style-name="ce116">
            <text:p><text:s text:c="3"/>656,749</text:p>
          </table:table-cell>
          <table:table-cell office:value-type="float" office:value="630397" table:style-name="ce116">
            <text:p><text:s text:c="3"/>630,397</text:p>
          </table:table-cell>
          <table:table-cell office:value-type="float" office:value="104.18" table:style-name="ce30">
            <text:p><text:s text:c="3"/>104.18</text:p>
          </table:table-cell>
          <table:table-cell office:value-type="float" office:value="1198.018235362008" table:style-name="ce30">
            <text:p><text:s text:c="3"/>1,198.02</text:p>
          </table:table-cell>
          <table:table-cell office:value-type="float" office:value="3.35" table:style-name="ce30">
            <text:p><text:s text:c="3"/>3.35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/>
        </table:table-row>
        <table:table-row table:style-name="ro24">
          <table:table-cell office:value-type="string" table:style-name="ce120">
            <text:p>南投縣</text:p>
          </table:table-cell>
          <table:table-cell office:value-type="float" office:value="4106.4359999999997" table:style-name="ce119">
            <text:p><text:s text:c="3"/>4,106.4360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262" table:style-name="ce116">
            <text:p><text:s text:c="3"/>262</text:p>
          </table:table-cell>
          <table:table-cell office:value-type="float" office:value="4270" table:style-name="ce116">
            <text:p><text:s text:c="3"/>4,270</text:p>
          </table:table-cell>
          <table:table-cell office:value-type="float" office:value="177466" table:style-name="ce116">
            <text:p><text:s text:c="3"/>177,466</text:p>
          </table:table-cell>
          <table:table-cell office:value-type="float" office:value="505163" table:style-name="ce117">
            <text:p><text:s text:c="3"/>505,163</text:p>
          </table:table-cell>
          <table:table-cell office:value-type="float" office:value="258990" table:style-name="ce116">
            <text:p><text:s text:c="3"/>258,990</text:p>
          </table:table-cell>
          <table:table-cell office:value-type="float" office:value="246173" table:style-name="ce116">
            <text:p><text:s text:c="3"/>246,173</text:p>
          </table:table-cell>
          <table:table-cell office:value-type="float" office:value="105.21" table:style-name="ce30">
            <text:p><text:s text:c="3"/>105.21</text:p>
          </table:table-cell>
          <table:table-cell office:value-type="float" office:value="123.01738052169814" table:style-name="ce30">
            <text:p><text:s text:c="3"/>123.02</text:p>
          </table:table-cell>
          <table:table-cell office:value-type="float" office:value="2.85" table:style-name="ce30">
            <text:p><text:s text:c="3"/>2.85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0">
            <text:p>雲林縣</text:p>
          </table:table-cell>
          <table:table-cell office:value-type="float" office:value="1290.8326" table:style-name="ce119">
            <text:p><text:s text:c="3"/>1,290.8326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88" table:style-name="ce116">
            <text:p><text:s text:c="3"/>388</text:p>
          </table:table-cell>
          <table:table-cell office:value-type="float" office:value="6404" table:style-name="ce116">
            <text:p><text:s text:c="3"/>6,404</text:p>
          </table:table-cell>
          <table:table-cell office:value-type="float" office:value="239481" table:style-name="ce116">
            <text:p><text:s text:c="3"/>239,481</text:p>
          </table:table-cell>
          <table:table-cell office:value-type="float" office:value="694873" table:style-name="ce117">
            <text:p><text:s text:c="3"/>694,873</text:p>
          </table:table-cell>
          <table:table-cell office:value-type="float" office:value="360980" table:style-name="ce116">
            <text:p><text:s text:c="3"/>360,980</text:p>
          </table:table-cell>
          <table:table-cell office:value-type="float" office:value="333893" table:style-name="ce116">
            <text:p><text:s text:c="3"/>333,893</text:p>
          </table:table-cell>
          <table:table-cell office:value-type="float" office:value="108.11" table:style-name="ce30">
            <text:p><text:s text:c="3"/>108.11</text:p>
          </table:table-cell>
          <table:table-cell office:value-type="float" office:value="538.31379839647684" table:style-name="ce30">
            <text:p><text:s text:c="3"/>538.31</text:p>
          </table:table-cell>
          <table:table-cell office:value-type="float" office:value="2.9" table:style-name="ce30">
            <text:p><text:s text:c="3"/>2.90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0">
            <text:p>嘉義縣</text:p>
          </table:table-cell>
          <table:table-cell office:value-type="float" office:value="1903.6367" table:style-name="ce119">
            <text:p><text:s text:c="3"/>1,903.6367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57" table:style-name="ce116">
            <text:p><text:s text:c="3"/>357</text:p>
          </table:table-cell>
          <table:table-cell office:value-type="float" office:value="5331" table:style-name="ce116">
            <text:p><text:s text:c="3"/>5,331</text:p>
          </table:table-cell>
          <table:table-cell office:value-type="float" office:value="182488" table:style-name="ce116">
            <text:p><text:s text:c="3"/>182,488</text:p>
          </table:table-cell>
          <table:table-cell office:value-type="float" office:value="515320" table:style-name="ce117">
            <text:p><text:s text:c="3"/>515,320</text:p>
          </table:table-cell>
          <table:table-cell office:value-type="float" office:value="268109" table:style-name="ce116">
            <text:p><text:s text:c="3"/>268,109</text:p>
          </table:table-cell>
          <table:table-cell office:value-type="float" office:value="247211" table:style-name="ce116">
            <text:p><text:s text:c="3"/>247,211</text:p>
          </table:table-cell>
          <table:table-cell office:value-type="float" office:value="108.45" table:style-name="ce30">
            <text:p><text:s text:c="3"/>108.45</text:p>
          </table:table-cell>
          <table:table-cell office:value-type="float" office:value="270.70291300855882" table:style-name="ce30">
            <text:p><text:s text:c="3"/>270.70</text:p>
          </table:table-cell>
          <table:table-cell office:value-type="float" office:value="2.82" table:style-name="ce30">
            <text:p><text:s text:c="3"/>2.82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20">
            <text:p>屏東縣</text:p>
          </table:table-cell>
          <table:table-cell office:value-type="float" office:value="2775.6003000000001" table:style-name="ce119">
            <text:p><text:s text:c="3"/>2,775.6003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64" table:style-name="ce116">
            <text:p><text:s text:c="3"/>464</text:p>
          </table:table-cell>
          <table:table-cell office:value-type="float" office:value="7410" table:style-name="ce116">
            <text:p><text:s text:c="3"/>7,410</text:p>
          </table:table-cell>
          <table:table-cell office:value-type="float" office:value="285804" table:style-name="ce116">
            <text:p><text:s text:c="3"/>285,804</text:p>
          </table:table-cell>
          <table:table-cell office:value-type="float" office:value="835792" table:style-name="ce117">
            <text:p><text:s text:c="3"/>835,792</text:p>
          </table:table-cell>
          <table:table-cell office:value-type="float" office:value="427747" table:style-name="ce116">
            <text:p><text:s text:c="3"/>427,747</text:p>
          </table:table-cell>
          <table:table-cell office:value-type="float" office:value="408045" table:style-name="ce116">
            <text:p><text:s text:c="3"/>408,045</text:p>
          </table:table-cell>
          <table:table-cell office:value-type="float" office:value="104.83" table:style-name="ce30">
            <text:p><text:s text:c="3"/>104.83</text:p>
          </table:table-cell>
          <table:table-cell office:value-type="float" office:value="301.12116647342918" table:style-name="ce30">
            <text:p><text:s text:c="3"/>301.12</text:p>
          </table:table-cell>
          <table:table-cell office:value-type="float" office:value="2.92" table:style-name="ce30">
            <text:p><text:s text:c="3"/>2.92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20">
            <text:p>臺東縣</text:p>
          </table:table-cell>
          <table:table-cell office:value-type="float" office:value="3515.2525999999998" table:style-name="ce119">
            <text:p><text:s text:c="3"/>3,515.2526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47" table:style-name="ce116">
            <text:p><text:s text:c="3"/>147</text:p>
          </table:table-cell>
          <table:table-cell office:value-type="float" office:value="2684" table:style-name="ce116">
            <text:p><text:s text:c="3"/>2,684</text:p>
          </table:table-cell>
          <table:table-cell office:value-type="float" office:value="82574" table:style-name="ce116">
            <text:p><text:s text:c="3"/>82,574</text:p>
          </table:table-cell>
          <table:table-cell office:value-type="float" office:value="220802" table:style-name="ce117">
            <text:p><text:s text:c="3"/>220,802</text:p>
          </table:table-cell>
          <table:table-cell office:value-type="float" office:value="114205" table:style-name="ce116">
            <text:p><text:s text:c="3"/>114,205</text:p>
          </table:table-cell>
          <table:table-cell office:value-type="float" office:value="106597" table:style-name="ce116">
            <text:p><text:s text:c="3"/>106,597</text:p>
          </table:table-cell>
          <table:table-cell office:value-type="float" office:value="107.14" table:style-name="ce30">
            <text:p><text:s text:c="3"/>107.14</text:p>
          </table:table-cell>
          <table:table-cell office:value-type="float" office:value="62.812555774796955" table:style-name="ce30">
            <text:p><text:s text:c="3"/>62.81</text:p>
          </table:table-cell>
          <table:table-cell office:value-type="float" office:value="2.67" table:style-name="ce30">
            <text:p><text:s text:c="3"/>2.67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0">
            <text:p>花蓮縣</text:p>
          </table:table-cell>
          <table:table-cell office:value-type="float" office:value="4628.5713999999998" table:style-name="ce119">
            <text:p><text:s text:c="3"/>4,628.5714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177" table:style-name="ce116">
            <text:p><text:s text:c="3"/>177</text:p>
          </table:table-cell>
          <table:table-cell office:value-type="float" office:value="3591" table:style-name="ce116">
            <text:p><text:s text:c="3"/>3,591</text:p>
          </table:table-cell>
          <table:table-cell office:value-type="float" office:value="125361" table:style-name="ce116">
            <text:p><text:s text:c="3"/>125,361</text:p>
          </table:table-cell>
          <table:table-cell office:value-type="float" office:value="330911" table:style-name="ce117">
            <text:p><text:s text:c="3"/>330,911</text:p>
          </table:table-cell>
          <table:table-cell office:value-type="float" office:value="168375" table:style-name="ce116">
            <text:p><text:s text:c="3"/>168,375</text:p>
          </table:table-cell>
          <table:table-cell office:value-type="float" office:value="162536" table:style-name="ce116">
            <text:p><text:s text:c="3"/>162,536</text:p>
          </table:table-cell>
          <table:table-cell office:value-type="float" office:value="103.59" table:style-name="ce30">
            <text:p><text:s text:c="3"/>103.59</text:p>
          </table:table-cell>
          <table:table-cell office:value-type="float" office:value="71.49311772526616" table:style-name="ce30">
            <text:p><text:s text:c="3"/>71.49</text:p>
          </table:table-cell>
          <table:table-cell office:value-type="float" office:value="2.64" table:style-name="ce30">
            <text:p><text:s text:c="3"/>2.64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0">
            <text:p>澎湖縣</text:p>
          </table:table-cell>
          <table:table-cell office:value-type="float" office:value="126.86409999999999" table:style-name="ce119">
            <text:p><text:s text:c="3"/>126.86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90" table:style-name="ce116">
            <text:p><text:s text:c="3"/>1,390</text:p>
          </table:table-cell>
          <table:table-cell office:value-type="float" office:value="39244" table:style-name="ce116">
            <text:p><text:s text:c="3"/>39,244</text:p>
          </table:table-cell>
          <table:table-cell office:value-type="float" office:value="103263" table:style-name="ce117">
            <text:p><text:s text:c="3"/>103,263</text:p>
          </table:table-cell>
          <table:table-cell office:value-type="float" office:value="53152" table:style-name="ce116">
            <text:p><text:s text:c="3"/>53,152</text:p>
          </table:table-cell>
          <table:table-cell office:value-type="float" office:value="50111" table:style-name="ce116">
            <text:p><text:s text:c="3"/>50,111</text:p>
          </table:table-cell>
          <table:table-cell office:value-type="float" office:value="106.07" table:style-name="ce30">
            <text:p><text:s text:c="3"/>106.07</text:p>
          </table:table-cell>
          <table:table-cell office:value-type="float" office:value="813.96549536078373" table:style-name="ce30">
            <text:p><text:s text:c="3"/>813.97</text:p>
          </table:table-cell>
          <table:table-cell office:value-type="float" office:value="2.63" table:style-name="ce30">
            <text:p><text:s text:c="3"/>2.63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20">
            <text:p>基隆市</text:p>
          </table:table-cell>
          <table:table-cell office:value-type="float" office:value="132.75890000000001" table:style-name="ce119">
            <text:p><text:s text:c="3"/>132.7589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157" table:style-name="ce116">
            <text:p><text:s text:c="3"/>157</text:p>
          </table:table-cell>
          <table:table-cell office:value-type="float" office:value="3310" table:style-name="ce116">
            <text:p><text:s text:c="3"/>3,310</text:p>
          </table:table-cell>
          <table:table-cell office:value-type="float" office:value="151881" table:style-name="ce116">
            <text:p><text:s text:c="3"/>151,881</text:p>
          </table:table-cell>
          <table:table-cell office:value-type="float" office:value="372100" table:style-name="ce117">
            <text:p><text:s text:c="3"/>372,100</text:p>
          </table:table-cell>
          <table:table-cell office:value-type="float" office:value="186524" table:style-name="ce116">
            <text:p><text:s text:c="3"/>186,524</text:p>
          </table:table-cell>
          <table:table-cell office:value-type="float" office:value="185576" table:style-name="ce116">
            <text:p><text:s text:c="3"/>185,576</text:p>
          </table:table-cell>
          <table:table-cell office:value-type="float" office:value="100.51" table:style-name="ce30">
            <text:p><text:s text:c="3"/>100.51</text:p>
          </table:table-cell>
          <table:table-cell office:value-type="float" office:value="2802.8252719779989" table:style-name="ce30">
            <text:p><text:s text:c="3"/>2,802.83</text:p>
          </table:table-cell>
          <table:table-cell office:value-type="float" office:value="2.4500000000000002" table:style-name="ce30">
            <text:p><text:s text:c="3"/>2.45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0">
            <text:p>新竹市</text:p>
          </table:table-cell>
          <table:table-cell office:value-type="float" office:value="104.15260000000001" table:style-name="ce119">
            <text:p><text:s text:c="3"/>104.152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2186" table:style-name="ce116">
            <text:p><text:s text:c="3"/>2,186</text:p>
          </table:table-cell>
          <table:table-cell office:value-type="float" office:value="160460" table:style-name="ce116">
            <text:p><text:s text:c="3"/>160,460</text:p>
          </table:table-cell>
          <table:table-cell office:value-type="float" office:value="437337" table:style-name="ce117">
            <text:p><text:s text:c="3"/>437,337</text:p>
          </table:table-cell>
          <table:table-cell office:value-type="float" office:value="216206" table:style-name="ce116">
            <text:p><text:s text:c="3"/>216,206</text:p>
          </table:table-cell>
          <table:table-cell office:value-type="float" office:value="221131" table:style-name="ce116">
            <text:p><text:s text:c="3"/>221,131</text:p>
          </table:table-cell>
          <table:table-cell office:value-type="float" office:value="97.77" table:style-name="ce30">
            <text:p><text:s text:c="3"/>97.77</text:p>
          </table:table-cell>
          <table:table-cell office:value-type="float" office:value="4199.002233261579" table:style-name="ce30">
            <text:p><text:s text:c="3"/>4,199.00</text:p>
          </table:table-cell>
          <table:table-cell office:value-type="float" office:value="2.73" table:style-name="ce30">
            <text:p><text:s text:c="3"/>2.73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0">
            <text:p>嘉義市</text:p>
          </table:table-cell>
          <table:table-cell office:value-type="float" office:value="60.025599999999997" table:style-name="ce119">
            <text:p><text:s text:c="3"/>60.025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1383" table:style-name="ce116">
            <text:p><text:s text:c="3"/>1,383</text:p>
          </table:table-cell>
          <table:table-cell office:value-type="float" office:value="98947" table:style-name="ce116">
            <text:p><text:s text:c="3"/>98,947</text:p>
          </table:table-cell>
          <table:table-cell office:value-type="float" office:value="269874" table:style-name="ce117">
            <text:p><text:s text:c="3"/>269,874</text:p>
          </table:table-cell>
          <table:table-cell office:value-type="float" office:value="131410" table:style-name="ce116">
            <text:p><text:s text:c="3"/>131,410</text:p>
          </table:table-cell>
          <table:table-cell office:value-type="float" office:value="138464" table:style-name="ce116">
            <text:p><text:s text:c="3"/>138,464</text:p>
          </table:table-cell>
          <table:table-cell office:value-type="float" office:value="94.91" table:style-name="ce30">
            <text:p><text:s text:c="3"/>94.91</text:p>
          </table:table-cell>
          <table:table-cell office:value-type="float" office:value="4495.9817144684939" table:style-name="ce30">
            <text:p><text:s text:c="3"/>4,495.98</text:p>
          </table:table-cell>
          <table:table-cell office:value-type="float" office:value="2.73" table:style-name="ce30">
            <text:p><text:s text:c="3"/>2.73</text:p>
          </table:table-cell>
          <table:table-cell table:style-name="ce12"/>
          <table:table-cell table:style-name="ce129"/>
          <table:table-cell table:style-name="ce113"/>
          <table:table-cell table:style-name="ce128"/>
          <table:table-cell table:style-name="ce12"/>
          <table:table-cell table:number-columns-repeated="16367" table:style-name="ce1"/>
        </table:table-row>
        <table:table-row table:style-name="ro23">
          <table:table-cell office:value-type="string" table:style-name="ce127">
            <text:p>福建省</text:p>
          </table:table-cell>
          <table:table-cell office:value-type="float" office:value="180.45600000000002" table:style-name="ce126">
            <text:p><text:s text:c="3"/>180.456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903" table:style-name="ce124">
            <text:p><text:s text:c="3"/>903</text:p>
          </table:table-cell>
          <table:table-cell office:value-type="float" office:value="41933" table:style-name="ce124">
            <text:p><text:s text:c="3"/>41,933</text:p>
          </table:table-cell>
          <table:table-cell office:value-type="float" office:value="147709" table:style-name="ce68">
            <text:p><text:s text:c="3"/>147,709</text:p>
          </table:table-cell>
          <table:table-cell office:value-type="float" office:value="74750" table:style-name="ce124">
            <text:p><text:s text:c="3"/>74,750</text:p>
          </table:table-cell>
          <table:table-cell office:value-type="float" office:value="72959" table:style-name="ce124">
            <text:p><text:s text:c="3"/>72,959</text:p>
          </table:table-cell>
          <table:table-cell office:value-type="float" office:value="102.45" table:style-name="ce65">
            <text:p><text:s text:c="3"/>102.45</text:p>
          </table:table-cell>
          <table:table-cell office:value-type="float" office:value="818.5319413042514" table:style-name="ce65">
            <text:p><text:s text:c="3"/>818.53</text:p>
          </table:table-cell>
          <table:table-cell office:value-type="float" office:value="3.52" table:style-name="ce65">
            <text:p><text:s text:c="3"/>3.52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0">
            <text:p>金門縣</text:p>
          </table:table-cell>
          <table:table-cell office:value-type="float" office:value="151.65600000000001" table:style-name="ce119">
            <text:p><text:s text:c="3"/>151.6560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767" table:style-name="ce116">
            <text:p><text:s text:c="3"/>767</text:p>
          </table:table-cell>
          <table:table-cell office:value-type="float" office:value="39276" table:style-name="ce116">
            <text:p><text:s text:c="3"/>39,276</text:p>
          </table:table-cell>
          <table:table-cell office:value-type="float" office:value="135114" table:style-name="ce117">
            <text:p><text:s text:c="3"/>135,114</text:p>
          </table:table-cell>
          <table:table-cell office:value-type="float" office:value="67572" table:style-name="ce116">
            <text:p><text:s text:c="3"/>67,572</text:p>
          </table:table-cell>
          <table:table-cell office:value-type="float" office:value="67542" table:style-name="ce116">
            <text:p><text:s text:c="3"/>67,542</text:p>
          </table:table-cell>
          <table:table-cell office:value-type="float" office:value="100.04" table:style-name="ce30">
            <text:p><text:s text:c="3"/>100.04</text:p>
          </table:table-cell>
          <table:table-cell office:value-type="float" office:value="890.92419686659275" table:style-name="ce30">
            <text:p><text:s text:c="3"/>890.92</text:p>
          </table:table-cell>
          <table:table-cell office:value-type="float" office:value="3.44" table:style-name="ce30">
            <text:p><text:s text:c="3"/>3.44</text:p>
          </table:table-cell>
          <table:table-cell table:style-name="ce12"/>
          <table:table-cell table:style-name="ce123"/>
          <table:table-cell table:style-name="ce122"/>
          <table:table-cell table:style-name="ce121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20">
            <text:p>連江縣</text:p>
          </table:table-cell>
          <table:table-cell office:value-type="float" office:value="28.8" table:style-name="ce119">
            <text:p><text:s text:c="3"/>28.8000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" table:style-name="ce116">
            <text:p><text:s text:c="3"/>22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2657" table:style-name="ce116">
            <text:p><text:s text:c="3"/>2,657</text:p>
          </table:table-cell>
          <table:table-cell office:value-type="float" office:value="12595" table:style-name="ce117">
            <text:p><text:s text:c="3"/>12,595</text:p>
          </table:table-cell>
          <table:table-cell office:value-type="float" office:value="7178" table:style-name="ce116">
            <text:p><text:s text:c="3"/>7,178</text:p>
          </table:table-cell>
          <table:table-cell office:value-type="float" office:value="5417" table:style-name="ce116">
            <text:p><text:s text:c="3"/>5,417</text:p>
          </table:table-cell>
          <table:table-cell office:value-type="float" office:value="132.51" table:style-name="ce30">
            <text:p><text:s text:c="3"/>132.51</text:p>
          </table:table-cell>
          <table:table-cell office:value-type="float" office:value="437.32638888888886" table:style-name="ce30">
            <text:p><text:s text:c="3"/>437.33</text:p>
          </table:table-cell>
          <table:table-cell office:value-type="float" office:value="4.74" table:style-name="ce30">
            <text:p><text:s text:c="3"/>4.74</text:p>
          </table:table-cell>
          <table:table-cell table:style-name="ce12"/>
          <table:table-cell table:style-name="ce114"/>
          <table:table-cell table:style-name="ce113"/>
          <table:table-cell table:style-name="ce115"/>
          <table:table-cell table:style-name="ce12"/>
          <table:table-cell table:number-columns-repeated="16367" table:style-name="ce1"/>
        </table:table-row>
        <table:table-row table:style-name="ro26">
          <table:table-cell office:value-type="string" table:style-name="ce111">
            <text:p>東沙群島</text:p>
          </table:table-cell>
          <table:table-cell office:value-type="float" office:value="2.38" table:style-name="ce110">
            <text:p><text:s text:c="3"/>2.3800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table:style-name="ce12"/>
          <table:table-cell table:style-name="ce114"/>
          <table:table-cell table:style-name="ce113"/>
          <table:table-cell table:style-name="ce112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11">
            <text:p>南沙群島</text:p>
          </table:table-cell>
          <table:table-cell office:value-type="float" office:value="0.50449999999999995" table:style-name="ce110">
            <text:p><text:s text:c="3"/>0.5045</text:p>
          </table:table-cell>
          <table:table-cell office:value-type="string" table:style-name="ce109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office:value-type="string" table:style-name="ce108">
            <text:p>…</text:p>
          </table:table-cell>
          <table:table-cell table:number-columns-repeated="16372" table:style-name="ce1"/>
        </table:table-row>
        <table:table-row table:style-name="ro27">
          <table:table-cell table:style-name="ce107"/>
          <table:table-cell table:style-name="ce106"/>
          <table:table-cell table:style-name="ce105"/>
          <table:table-cell table:number-columns-repeated="3" table:style-name="ce103"/>
          <table:table-cell table:style-name="ce104"/>
          <table:table-cell table:number-columns-repeated="2" table:style-name="ce103"/>
          <table:table-cell table:number-columns-repeated="2" table:style-name="ce102"/>
          <table:table-cell table:style-name="ce101"/>
          <table:table-cell table:number-columns-repeated="244" table:style-name="ce12"/>
          <table:table-cell table:number-columns-repeated="16128" table:style-name="ce100"/>
        </table:table-row>
        <table:table-row table:style-name="ro25">
          <table:table-cell office:value-type="string" table:style-name="ce10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19"/>
          <table:table-cell table:style-name="ce18"/>
          <table:table-cell office:value-type="string" table:style-name="ce99">
            <text:p>內政部戶政司 民國106年1月4日編製</text:p>
          </table:table-cell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8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8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60" table:style-name="ta3">
        <table:table-source xlink:href="file:///D:/0662/A.上網月報(含1科)/105年/10512/新表號02,07~11-連結(公式)檔105.1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D0" table:style-name="ta3">
        <table:table-source xlink:href="file:///D:/0662/A.上網月報(含1科)/105年/10512/新表號02,07~11-連結(公式)檔105.1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E0" table:style-name="ta3">
        <table:table-source xlink:href="file:///D:/0662/A.上網月報(含1科)/105年/10512/新表號02,07~11-連結(公式)檔105.1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9:50:51Z</meta:creation-date>
    <dc:date>2017-01-04T09:51:43Z</dc:date>
  </office:meta>
</office:document-meta>
</file>